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illSans" svg:font-family="GillSans" style:font-family-generic="swiss"/>
    <style:font-face style:name="GillSans1" svg:font-family="Gill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Tabla1" style:family="table">
      <style:table-properties style:width="16.503cm" fo:margin-left="-0.25cm" fo:margin-top="0cm" fo:margin-bottom="0cm" table:align="left" style:writing-mode="lr-tb"/>
    </style:style>
    <style:style style:name="Tabla1.A" style:family="table-column">
      <style:table-column-properties style:column-width="3.351cm"/>
    </style:style>
    <style:style style:name="Tabla1.B" style:family="table-column">
      <style:table-column-properties style:column-width="4.544cm"/>
    </style:style>
    <style:style style:name="Tabla1.C" style:family="table-column">
      <style:table-column-properties style:column-width="4.106cm"/>
    </style:style>
    <style:style style:name="Tabla1.D" style:family="table-column">
      <style:table-column-properties style:column-width="4.501cm"/>
    </style:style>
    <style:style style:name="Tabla1.1" style:family="table-row">
      <style:table-row-properties style:min-row-height="0.665cm" fo:keep-together="auto"/>
    </style:style>
    <style:style style:name="Tabla1.A1" style:family="table-cell">
      <style:table-cell-properties style:vertical-align="middle" fo:padding="0.101cm" fo:border="0.5pt solid #667dd1" style:writing-mode="lr-tb"/>
    </style:style>
    <style:style style:name="P1" style:family="paragraph" style:parent-style-name="Standard">
      <style:paragraph-properties fo:margin-left="0.751cm" fo:margin-right="0cm" fo:text-indent="0.501cm" style:auto-text-indent="false">
        <style:tab-stops>
          <style:tab-stop style:position="0.751cm"/>
        </style:tab-stops>
      </style:paragraph-properties>
    </style:style>
    <style:style style:name="P2" style:family="paragraph" style:parent-style-name="Standard">
      <style:paragraph-properties fo:line-height="115%"/>
    </style:style>
    <style:style style:name="P3" style:family="paragraph" style:parent-style-name="Normal_20__28_Web_29_">
      <loext:graphic-properties draw:fill="solid" draw:fill-color="#ffffff"/>
      <style:paragraph-properties fo:margin-left="1cm" fo:margin-right="0cm" fo:margin-top="0.265cm" fo:margin-bottom="0.265cm" style:contextual-spacing="false" fo:text-align="justify" style:justify-single-word="false" fo:text-indent="0cm" style:auto-text-indent="false" fo:background-color="#ffffff"/>
    </style:style>
    <style:style style:name="P4" style:family="paragraph" style:parent-style-name="Standard">
      <style:paragraph-properties fo:margin-left="1.251cm" fo:margin-right="0cm" fo:margin-top="0cm" fo:margin-bottom="0cm" style:contextual-spacing="false" fo:text-indent="0cm" style:auto-text-indent="false"/>
    </style:style>
    <style:style style:name="P5" style:family="paragraph" style:parent-style-name="Standard">
      <style:paragraph-properties fo:margin-left="1cm" fo:margin-right="0cm" fo:margin-top="0cm" fo:margin-bottom="0cm" style:contextual-spacing="false" fo:text-align="center" style:justify-single-word="false" fo:text-indent="0.501cm" style:auto-text-indent="false"/>
    </style:style>
    <style:style style:name="P6" style:family="paragraph" style:parent-style-name="Standard">
      <style:paragraph-properties fo:margin-left="2.501cm" fo:margin-right="0cm" fo:text-indent="0.501cm" style:auto-text-indent="false"/>
    </style:style>
    <style:style style:name="P7" style:family="paragraph" style:parent-style-name="Standard">
      <style:paragraph-properties fo:margin-left="2.501cm" fo:margin-right="-0.503cm" fo:text-indent="0cm" style:auto-text-indent="false"/>
    </style:style>
    <style:style style:name="P8" style:family="paragraph" style:parent-style-name="Standard">
      <style:paragraph-properties fo:margin-left="1cm" fo:margin-right="0cm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1cm" fo:margin-right="-1.002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2.54cm" fo:margin-right="0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2cm" fo:margin-right="0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>
        <style:tab-stops/>
      </style:paragraph-properties>
      <style:text-properties style:font-name="Arial" fo:font-size="12pt" officeooo:rsid="00162a6b" officeooo:paragraph-rsid="00162a6b" style:letter-kerning="false" style:font-name-asian="Times New Roman1" style:font-size-asian="10.5pt" style:language-asian="es" style:country-asian="ES" style:font-name-complex="Arial2" style:font-size-complex="12pt" style:language-complex="ar" style:country-complex="SA"/>
    </style:style>
    <style:style style:name="P13" style:family="paragraph" style:parent-style-name="Standard">
      <style:paragraph-properties fo:margin-left="0cm" fo:margin-right="0cm" fo:text-align="center" style:justify-single-word="false" fo:orphans="0" fo:widows="0" fo:text-indent="-0.049cm" style:auto-text-indent="false">
        <style:tab-stops/>
      </style:paragraph-properties>
      <style:text-properties style:font-name="Arial" fo:font-size="8pt" style:letter-kerning="false" style:font-name-asian="Times New Roman1" style:font-size-asian="12pt" style:language-asian="es" style:country-asian="ES" style:font-name-complex="Arial2" style:font-size-complex="12pt" style:language-complex="ar" style:country-complex="SA"/>
    </style:style>
    <style:style style:name="P14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style:font-name="Calibri" style:font-name-complex="Calibri1" style:font-weight-complex="bold"/>
    </style:style>
    <style:style style:name="P15" style:family="paragraph" style:parent-style-name="Standard">
      <style:paragraph-properties fo:line-height="115%"/>
      <style:text-properties style:font-name="Calibri" style:font-name-complex="Calibri1"/>
    </style:style>
    <style:style style:name="P16" style:family="paragraph" style:parent-style-name="tx1">
      <style:paragraph-properties fo:margin-left="1.27cm" fo:margin-right="0cm" fo:text-indent="0.501cm" style:auto-text-indent="false"/>
      <style:text-properties style:font-name="Calibri" style:font-name-complex="Calibri1"/>
    </style:style>
    <style:style style:name="P17" style:family="paragraph" style:parent-style-name="tx1">
      <style:text-properties style:font-name="Calibri" style:font-name-complex="Calibri1"/>
    </style:style>
    <style:style style:name="P18" style:family="paragraph" style:parent-style-name="tx1">
      <style:paragraph-properties fo:margin-left="0cm" fo:margin-right="0cm" fo:text-indent="0.501cm" style:auto-text-indent="false"/>
      <style:text-properties style:font-name="Calibri" style:font-name-complex="Calibri1"/>
    </style:style>
    <style:style style:name="P19" style:family="paragraph" style:parent-style-name="tx1">
      <style:paragraph-properties fo:margin-left="0cm" fo:margin-right="0cm" fo:text-align="start" style:justify-single-word="false" fo:text-indent="0.501cm" style:auto-text-indent="false"/>
      <style:text-properties style:font-name="Calibri" style:font-name-complex="Calibri1"/>
    </style:style>
    <style:style style:name="P20" style:family="paragraph" style:parent-style-name="tx1">
      <style:paragraph-properties fo:margin-left="0cm" fo:margin-right="0cm" fo:text-align="start" style:justify-single-word="false" fo:text-indent="0.501cm" style:auto-text-indent="false"/>
    </style:style>
    <style:style style:name="P21" style:family="paragraph" style:parent-style-name="Normal_20__28_Web_29_">
      <loext:graphic-properties draw:fill="solid" draw:fill-color="#ffffff"/>
      <style:paragraph-properties fo:margin-left="1cm" fo:margin-right="0cm" fo:margin-top="0.265cm" fo:margin-bottom="0.265cm" style:contextual-spacing="false" fo:text-align="justify" style:justify-single-word="false" fo:text-indent="0cm" style:auto-text-indent="false" fo:background-color="#ffffff"/>
      <style:text-properties fo:color="#000000" loext:opacity="100%" style:font-name="Calibri" style:font-name-complex="Calibri1"/>
    </style:style>
    <style:style style:name="P22" style:family="paragraph" style:parent-style-name="List_20_Paragraph" style:list-style-name="WWNum18">
      <style:paragraph-properties fo:margin-top="0.035cm" fo:margin-bottom="0.212cm" style:contextual-spacing="true" fo:line-height="115%" fo:text-align="start" style:justify-single-word="false" fo:orphans="2" fo:widows="2">
        <style:tab-stops/>
      </style:paragraph-properties>
    </style:style>
    <style:style style:name="P23" style:family="paragraph" style:parent-style-name="List_20_Paragraph" style:list-style-name="WWNum20">
      <style:paragraph-properties fo:margin-left="2.501cm" fo:margin-right="0cm" fo:margin-top="0.035cm" fo:margin-bottom="0.212cm" style:contextual-spacing="true" fo:line-height="115%" fo:text-align="start" style:justify-single-word="false" fo:orphans="2" fo:widows="2" fo:text-indent="-0.635cm" style:auto-text-indent="false">
        <style:tab-stops/>
      </style:paragraph-properties>
    </style:style>
    <style:style style:name="P24" style:family="paragraph" style:parent-style-name="List_20_Paragraph" style:list-style-name="WWNum21">
      <style:paragraph-properties fo:margin-left="3.501cm" fo:margin-right="0cm" fo:margin-top="0.035cm" fo:margin-bottom="0.212cm" style:contextual-spacing="true" fo:line-height="115%" fo:text-align="start" style:justify-single-word="false" fo:orphans="2" fo:widows="2" fo:text-indent="-0.635cm" style:auto-text-indent="false">
        <style:tab-stops/>
      </style:paragraph-properties>
    </style:style>
    <style:style style:name="P25" style:family="paragraph" style:parent-style-name="List_20_Paragraph" style:list-style-name="WWNum17">
      <style:paragraph-properties fo:margin-top="0.035cm" fo:margin-bottom="0.212cm" style:contextual-spacing="true" fo:line-height="115%" fo:text-align="start" style:justify-single-word="false" fo:orphans="2" fo:widows="2">
        <style:tab-stops/>
      </style:paragraph-properties>
      <style:text-properties style:font-name="Calibri" fo:font-weight="bold" style:font-weight-asian="bold" style:font-name-complex="Calibri1"/>
    </style:style>
    <style:style style:name="P26" style:family="paragraph" style:parent-style-name="List_20_Paragraph" style:list-style-name="WWNum20">
      <style:paragraph-properties fo:margin-left="2.501cm" fo:margin-right="0cm" fo:margin-top="0.035cm" fo:margin-bottom="0.212cm" style:contextual-spacing="true" fo:line-height="115%" fo:text-align="start" style:justify-single-word="false" fo:orphans="2" fo:widows="2" fo:text-indent="-0.635cm" style:auto-text-indent="false">
        <style:tab-stops/>
      </style:paragraph-properties>
      <style:text-properties style:font-name="Calibri" fo:font-weight="bold" style:font-weight-asian="bold" style:font-name-complex="Calibri1"/>
    </style:style>
    <style:style style:name="P27" style:family="paragraph" style:parent-style-name="List_20_Paragraph" style:list-style-name="WWNum19">
      <style:paragraph-properties fo:margin-left="2.501cm" fo:margin-right="0cm" fo:margin-top="0.035cm" fo:margin-bottom="0.212cm" style:contextual-spacing="true" fo:line-height="115%" fo:text-align="start" style:justify-single-word="false" fo:orphans="2" fo:widows="2" fo:text-indent="-0.635cm" style:auto-text-indent="false">
        <style:tab-stops/>
      </style:paragraph-properties>
      <style:text-properties style:font-name="Calibri" style:font-name-complex="Calibri1"/>
    </style:style>
    <style:style style:name="P28" style:family="paragraph" style:parent-style-name="List_20_Paragraph" style:list-style-name="WWNum22">
      <style:paragraph-properties fo:margin-top="0.035cm" fo:margin-bottom="0.212cm" style:contextual-spacing="true" fo:line-height="115%" fo:text-align="start" style:justify-single-word="false" fo:orphans="2" fo:widows="2">
        <style:tab-stops/>
      </style:paragraph-properties>
      <style:text-properties style:font-name="Calibri" style:font-name-complex="Calibri1"/>
    </style:style>
    <style:style style:name="P29" style:family="paragraph" style:parent-style-name="List_20_Paragraph" style:list-style-name="WWNum22">
      <style:paragraph-properties fo:margin-left="2cm" fo:margin-right="0cm" fo:margin-top="0.035cm" fo:margin-bottom="0.212cm" style:contextual-spacing="true" fo:line-height="115%" fo:text-align="start" style:justify-single-word="false" fo:orphans="2" fo:widows="2" fo:text-indent="-0.635cm" style:auto-text-indent="false">
        <style:tab-stops/>
      </style:paragraph-properties>
      <style:text-properties style:font-name="Calibri" style:font-name-complex="Calibri1"/>
    </style:style>
    <style:style style:name="P30" style:family="paragraph" style:parent-style-name="Standard">
      <style:paragraph-properties fo:margin-left="0.751cm" fo:margin-right="0cm" fo:text-indent="0.501cm" style:auto-text-indent="false">
        <style:tab-stops>
          <style:tab-stop style:position="0.751cm"/>
        </style:tab-stops>
      </style:paragraph-properties>
      <style:text-properties style:font-name="Calibri" fo:font-size="9pt" fo:font-style="italic" style:font-size-asian="9pt" style:font-style-asian="italic" style:font-size-complex="9pt"/>
    </style:style>
    <style:style style:name="P31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style:font-name="Calibri" style:font-name-complex="Calibri1" style:font-weight-complex="bold"/>
    </style:style>
    <style:style style:name="P32" style:family="paragraph" style:parent-style-name="Standard">
      <style:paragraph-properties fo:margin-left="2.27cm" fo:margin-right="-1.002cm" fo:text-indent="0.27cm" style:auto-text-indent="false">
        <style:tab-stops/>
      </style:paragraph-properties>
      <style:text-properties style:font-name="Calibri" style:font-name-complex="Calibri1" style:font-weight-complex="bold"/>
    </style:style>
    <style:style style:name="P33" style:family="paragraph" style:parent-style-name="Standard">
      <style:paragraph-properties fo:margin-left="2.54cm" fo:margin-right="0cm" fo:text-indent="0cm" style:auto-text-indent="false">
        <style:tab-stops/>
      </style:paragraph-properties>
      <style:text-properties style:font-name="Calibri" fo:font-weight="bold" style:font-weight-asian="bold" style:font-name-complex="Calibri1"/>
    </style:style>
    <style:style style:name="P34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>
        <style:tab-stops/>
      </style:paragraph-properties>
      <style:text-properties style:font-name="Arial" fo:font-size="12pt" fo:font-weight="bold" style:letter-kerning="false" style:font-name-asian="Times New Roman1" style:font-size-asian="12pt" style:language-asian="es" style:country-asian="ES" style:font-weight-asian="bold" style:font-name-complex="Arial2" style:font-size-complex="12pt" style:language-complex="ar" style:country-complex="SA"/>
    </style:style>
    <style:style style:name="P35" style:family="paragraph" style:parent-style-name="Standard">
      <style:paragraph-properties fo:margin-left="0cm" fo:margin-right="0cm" fo:text-align="center" style:justify-single-word="false" fo:orphans="0" fo:widows="0" fo:text-indent="-0.049cm" style:auto-text-indent="false">
        <style:tab-stops/>
      </style:paragraph-properties>
      <style:text-properties style:font-name="Arial" fo:font-size="12pt" fo:font-weight="bold" style:letter-kerning="false" style:font-name-asian="Times New Roman1" style:font-size-asian="12pt" style:language-asian="es" style:country-asian="ES" style:font-weight-asian="bold" style:font-name-complex="Arial2" style:font-size-complex="12pt" style:language-complex="ar" style:country-complex="SA"/>
    </style:style>
    <style:style style:name="P36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>
        <style:tab-stops/>
      </style:paragraph-properties>
      <style:text-properties style:font-name="Arial" fo:font-size="12pt" style:letter-kerning="false" style:font-name-asian="Times New Roman1" style:font-size-asian="12pt" style:language-asian="es" style:country-asian="ES" style:font-name-complex="Arial2" style:font-size-complex="12pt" style:language-complex="ar" style:country-complex="SA"/>
    </style:style>
    <style:style style:name="P37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>
        <style:tab-stops/>
      </style:paragraph-properties>
      <style:text-properties style:font-name="Arial" fo:font-size="12pt" officeooo:paragraph-rsid="00162a6b" style:letter-kerning="false" style:font-name-asian="Times New Roman1" style:font-size-asian="12pt" style:language-asian="es" style:country-asian="ES" style:font-name-complex="Arial2" style:font-size-complex="12pt" style:language-complex="ar" style:country-complex="SA"/>
    </style:style>
    <style:style style:name="P38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>
        <style:tab-stops/>
      </style:paragraph-properties>
      <style:text-properties style:font-name="Arial" fo:font-size="12pt" officeooo:rsid="0017efc7" officeooo:paragraph-rsid="0017efc7" style:letter-kerning="false" style:font-name-asian="Times New Roman1" style:font-size-asian="12pt" style:language-asian="es" style:country-asian="ES" style:font-name-complex="Arial2" style:font-size-complex="12pt" style:language-complex="ar" style:country-complex="SA"/>
    </style:style>
    <style:style style:name="P39" style:family="paragraph" style:parent-style-name="Standard">
      <style:paragraph-properties fo:margin-left="0cm" fo:margin-right="0cm" fo:text-align="center" style:justify-single-word="false" fo:orphans="0" fo:widows="0" fo:text-indent="-0.049cm" style:auto-text-indent="false">
        <style:tab-stops/>
      </style:paragraph-properties>
      <style:text-properties fo:color="#ff0000" loext:opacity="100%" style:font-name="Arial" fo:font-size="12pt" fo:font-weight="bold" style:letter-kerning="false" style:font-name-asian="Times New Roman1" style:font-size-asian="12pt" style:language-asian="es" style:country-asian="ES" style:font-weight-asian="bold" style:font-name-complex="Arial2" style:font-size-complex="12pt" style:language-complex="ar" style:country-complex="SA"/>
    </style:style>
    <style:style style:name="P40" style:family="paragraph" style:parent-style-name="Standard">
      <style:paragraph-properties fo:margin-left="0cm" fo:margin-right="0cm" fo:text-align="center" style:justify-single-word="false" fo:orphans="0" fo:widows="0" fo:text-indent="-0.049cm" style:auto-text-indent="false">
        <style:tab-stops/>
      </style:paragraph-properties>
      <style:text-properties fo:color="#00b050" loext:opacity="100%" style:font-name="Arial" fo:font-size="12pt" fo:font-weight="bold" style:letter-kerning="false" style:font-name-asian="Times New Roman1" style:font-size-asian="12pt" style:language-asian="es" style:country-asian="ES" style:font-weight-asian="bold" style:font-name-complex="Arial2" style:font-size-complex="12pt" style:language-complex="ar" style:country-complex="SA"/>
    </style:style>
    <style:style style:name="P41" style:family="paragraph" style:parent-style-name="Standard">
      <style:paragraph-properties fo:margin-left="0cm" fo:margin-right="0cm" fo:text-align="center" style:justify-single-word="false" fo:orphans="0" fo:widows="0" fo:text-indent="-0.049cm" style:auto-text-indent="false">
        <style:tab-stops/>
      </style:paragraph-properties>
      <style:text-properties fo:color="#0070c0" loext:opacity="100%" style:font-name="Arial" fo:font-size="12pt" fo:font-weight="bold" style:letter-kerning="false" style:font-name-asian="Times New Roman1" style:font-size-asian="12pt" style:language-asian="es" style:country-asian="ES" style:font-weight-asian="bold" style:font-name-complex="Arial2" style:font-size-complex="12pt" style:language-complex="ar" style:country-complex="SA"/>
    </style:style>
    <style:style style:name="P42" style:family="paragraph" style:parent-style-name="n1" style:list-style-name="">
      <style:paragraph-properties fo:margin-left="0cm" fo:margin-right="0cm" fo:margin-top="0.564cm" fo:margin-bottom="0.635cm" style:contextual-spacing="false" fo:text-indent="0cm" style:auto-text-indent="false">
        <style:tab-stops>
          <style:tab-stop style:position="17.253cm" style:type="right"/>
        </style:tab-stops>
      </style:paragraph-properties>
    </style:style>
    <style:style style:name="P43" style:family="paragraph" style:parent-style-name="tx1">
      <style:paragraph-properties fo:margin-left="0cm" fo:margin-right="0cm" fo:text-indent="0.501cm" style:auto-text-indent="false"/>
      <style:text-properties style:font-name="Calibri" style:font-name-complex="Calibri1"/>
    </style:style>
    <style:style style:name="P44" style:family="paragraph" style:parent-style-name="tx1">
      <style:paragraph-properties fo:margin-left="2.54cm" fo:margin-right="0cm" fo:text-indent="0.501cm" style:auto-text-indent="false"/>
      <style:text-properties style:font-name="Calibri" style:font-name-complex="Calibri1"/>
    </style:style>
    <style:style style:name="P45" style:family="paragraph" style:parent-style-name="tx1" style:list-style-name="WWNum16">
      <style:text-properties style:font-name="Calibri" fo:font-weight="bold" style:font-weight-asian="bold" style:font-name-complex="Calibri1" style:font-weight-complex="bold"/>
    </style:style>
    <style:style style:name="P46" style:family="paragraph" style:parent-style-name="tx1" style:list-style-name="WWNum16"/>
    <style:style style:name="P47" style:family="paragraph">
      <loext:graphic-properties draw:fill="none"/>
    </style:style>
    <style:style style:name="T1" style:family="text">
      <style:text-properties style:font-name="Calibri" fo:font-size="9pt" fo:font-style="italic" style:font-size-asian="9pt" style:font-style-asian="italic" style:font-size-complex="9pt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style:font-name-complex="Calibri1" style:font-weight-complex="bold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style:font-name="Calibri" fo:font-weight="bold" style:font-weight-asian="bold" style:font-name-complex="Calibri1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use-window-font-color="true" loext:opacity="0%" style:font-name="Calibri" fo:font-size="11pt" fo:font-weight="normal" style:font-size-asian="11pt" style:font-weight-asian="normal" style:font-name-complex="Calibri1" style:font-size-complex="11pt" style:font-weight-complex="normal"/>
    </style:style>
    <style:style style:name="T8" style:family="text">
      <style:text-properties style:font-name="Wingdings" style:font-name-asian="Wingdings1" style:font-name-complex="Wingdings1"/>
    </style:style>
    <style:style style:name="T9" style:family="text">
      <style:text-properties style:font-name="Wingdings" style:font-name-asian="Wingdings1" style:font-name-complex="Wingdings1" style:font-weight-complex="bold"/>
    </style:style>
    <style:style style:name="T10" style:family="text">
      <style:text-properties style:font-name="Wingdings" fo:font-weight="bold" style:font-name-asian="Wingdings1" style:font-weight-asian="bold" style:font-name-complex="Wingdings1"/>
    </style:style>
    <style:style style:name="T11" style:family="text">
      <style:text-properties fo:color="#ff0000" loext:opacity="100%" style:font-name="Calibri" fo:font-weight="bold" style:font-weight-asian="bold" style:font-name-complex="Calibri1"/>
    </style:style>
    <style:style style:name="T12" style:family="text">
      <style:text-properties fo:color="#92d050" loext:opacity="100%" style:font-name="Calibri" fo:font-weight="bold" style:font-weight-asian="bold" style:font-name-complex="Calibri1"/>
    </style:style>
    <style:style style:name="T13" style:family="text">
      <style:text-properties fo:color="#0070c0" loext:opacity="100%" style:font-name="Calibri" fo:font-weight="bold" style:font-weight-asian="bold" style:font-name-complex="Calibri1"/>
    </style:style>
    <style:style style:name="T14" style:family="text">
      <style:text-properties fo:color="#000000" loext:opacity="100%" style:font-name="Calibri" style:font-name-complex="Calibri1"/>
    </style:style>
    <style:style style:name="T1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gr1" style:family="graphic">
      <style:graphic-properties draw:stroke="solid" svg:stroke-width="0.079cm" svg:stroke-color="#ff0000" draw:stroke-linejoin="round" svg:stroke-linecap="butt" draw:fill="none" draw:textarea-vertical-align="top" draw:auto-grow-height="false" fo:min-height="0cm" fo:min-width="3.761cm" fo:padding-top="0.039cm" fo:padding-bottom="0.039cm" fo:padding-left="0.039cm" fo:padding-right="0.039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6">COLORES<text:tab/></text:span><text:span text:style-name="T7">(J. Eguíluz, pág. 39 y sgts)</text:span></text:p>
      <text:p text:style-name="P18">Notaciones</text:p>
      <text:list xml:id="list3357121309" text:style-name="WWNum16">
        <text:list-item>
          <text:p text:style-name="P46"><text:span text:style-name="T5">Palabra reservada</text:span><text:span text:style-name="T2">: blue, white, red...</text:span></text:p>
        </text:list-item>
        <text:list-item>
          <text:p text:style-name="P46"><text:span text:style-name="T5">Formato RGB</text:span><text:span text:style-name="T2"> (Red-Green-Blue)</text:span></text:p>
        </text:list-item>
      </text:list>
      <text:p text:style-name="P4"><text:span text:style-name="T2">Como cada componente RGB de los colores puede tomar un valor entre </text:span><text:span text:style-name="T4">0 y 255</text:span><text:span text:style-name="T2">, el </text:span><text:span text:style-name="T4">número total de colores</text:span><text:span text:style-name="T2"> que se pueden representar con este formato es de </text:span></text:p>
      <text:p text:style-name="P5"><text:span text:style-name="T2">256 x 256 x 256 = </text:span><text:span text:style-name="T4">16.777.216 colores</text:span><text:span text:style-name="T2"> <text:tab/>(pág. 42)</text:span></text:p>
      <text:p text:style-name="P6"/>
      <text:p text:style-name="P16"/>
      <text:list xml:id="list104408503252347" text:continue-numbering="true" text:style-name="WWNum16">
        <text:list-item>
          <text:list>
            <text:list-item>
              <text:p text:style-name="P45">Hexadecimal</text:p>
            </text:list-item>
          </text:list>
        </text:list-item>
      </text:list>
      <text:p text:style-name="P7"><text:span text:style-name="T2">Dos cifras </text:span><text:span text:style-name="T4">hexadecimales</text:span><text:span text:style-name="T2"> para cada color </text:span><text:span text:style-name="T8"></text:span><text:span text:style-name="T2"> 00 a FF = 256 valores para cada color </text:span><text:span text:style-name="T8"></text:span><text:span text:style-name="T2"> color</text:span><text:span text:style-name="T4">: #</text:span><text:span text:style-name="T11">00</text:span><text:span text:style-name="T12">00</text:span><text:span text:style-name="T13">00</text:span><text:span text:style-name="T4"> <text:s text:c="2"/></text:span><text:span text:style-name="T3">a</text:span><text:span text:style-name="T4"> <text:s text:c="2"/>#</text:span><text:span text:style-name="T11">FF</text:span><text:span text:style-name="T12">FF</text:span><text:span text:style-name="T13">FF</text:span></text:p>
      <text:p text:style-name="P44">Abreviado: #000, #FFF...</text:p>
      <text:list xml:id="list104408641709411" text:continue-numbering="true" text:style-name="WWNum16">
        <text:list-item>
          <text:list>
            <text:list-item>
              <text:p text:style-name="P46"><text:span text:style-name="T5">Decimal</text:span><text:span text:style-name="T2"> </text:span><text:span text:style-name="T8"></text:span> <text:span text:style-name="T2">color:rgb(0-255, 0-255, 0-255)</text:span></text:p>
            </text:list-item>
            <text:list-item>
              <text:p text:style-name="P46"><text:span text:style-name="T5">Porcentual</text:span><text:span text:style-name="T2"> </text:span><text:span text:style-name="T8"></text:span><text:span text:style-name="T2"> color:rgb(0-100%, <text:s/>0-100%, 0-100%)</text:span></text:p>
            </text:list-item>
          </text:list>
        </text:list-item>
      </text:list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34">HEXADECIMAL</text:p>
          </table:table-cell>
          <table:table-cell table:style-name="Tabla1.A1" office:value-type="string">
            <text:p text:style-name="P34">DECIMAL</text:p>
          </table:table-cell>
          <table:table-cell table:style-name="Tabla1.A1" office:value-type="string">
            <text:p text:style-name="P34">PORCENTUAL</text:p>
          </table:table-cell>
        </table:table-row>
        <table:table-row table:style-name="Tabla1.1">
          <table:table-cell table:style-name="Tabla1.A1" office:value-type="string">
            <text:p text:style-name="P39">ROJO</text:p>
          </table:table-cell>
          <table:table-cell table:style-name="Tabla1.A1" office:value-type="string">
            <text:p text:style-name="P38">#FF0000=#F00</text:p>
          </table:table-cell>
          <table:table-cell table:style-name="Tabla1.A1" office:value-type="string">
            <text:p text:style-name="P36">rgb(255, 0, 0)</text:p>
          </table:table-cell>
          <table:table-cell table:style-name="Tabla1.A1" office:value-type="string">
            <text:p text:style-name="P36">rgb(100%, 0%, 0%)</text:p>
          </table:table-cell>
        </table:table-row>
        <table:table-row table:style-name="Tabla1.1">
          <table:table-cell table:style-name="Tabla1.A1" office:value-type="string">
            <text:p text:style-name="P40">VERDE</text:p>
          </table:table-cell>
          <table:table-cell table:style-name="Tabla1.A1" office:value-type="string">
            <text:p text:style-name="P38">#00FF00=#0F0</text:p>
          </table:table-cell>
          <table:table-cell table:style-name="Tabla1.A1" office:value-type="string">
            <text:p text:style-name="P12">rgb(0,255,0)</text:p>
          </table:table-cell>
          <table:table-cell table:style-name="Tabla1.A1" office:value-type="string">
            <text:p text:style-name="P37">rgb(0%, 100%, 0%)</text:p>
          </table:table-cell>
        </table:table-row>
        <table:table-row table:style-name="Tabla1.1">
          <table:table-cell table:style-name="Tabla1.A1" office:value-type="string">
            <text:p text:style-name="P41">AZUL</text:p>
          </table:table-cell>
          <table:table-cell table:style-name="Tabla1.A1" office:value-type="string">
            <text:p text:style-name="P38">#0000FF=#00F</text:p>
          </table:table-cell>
          <table:table-cell table:style-name="Tabla1.A1" office:value-type="string">
            <text:p text:style-name="P12">rgb(0,0,255)</text:p>
          </table:table-cell>
          <table:table-cell table:style-name="Tabla1.A1" office:value-type="string">
            <text:p text:style-name="P37">rgb(0%, 0%, 100%)</text:p>
          </table:table-cell>
        </table:table-row>
        <table:table-row table:style-name="Tabla1.1">
          <table:table-cell table:style-name="Tabla1.A1" office:value-type="string">
            <text:p text:style-name="P35">NEGRO</text:p>
          </table:table-cell>
          <table:table-cell table:style-name="Tabla1.A1" office:value-type="string">
            <text:p text:style-name="P38">#000000=#000</text:p>
          </table:table-cell>
          <table:table-cell table:style-name="Tabla1.A1" office:value-type="string">
            <text:p text:style-name="P12">rgb(0,0,0)</text:p>
          </table:table-cell>
          <table:table-cell table:style-name="Tabla1.A1" office:value-type="string">
            <text:p text:style-name="P37">rgb(0%, 0%, 0%)</text:p>
          </table:table-cell>
        </table:table-row>
        <table:table-row table:style-name="Tabla1.1">
          <table:table-cell table:style-name="Tabla1.A1" office:value-type="string">
            <text:p text:style-name="P35">BLANCO</text:p>
          </table:table-cell>
          <table:table-cell table:style-name="Tabla1.A1" office:value-type="string">
            <text:p text:style-name="P38">#FFFFFF=#FFF</text:p>
          </table:table-cell>
          <table:table-cell table:style-name="Tabla1.A1" office:value-type="string">
            <text:p text:style-name="P12">rgb(255,255,255)</text:p>
          </table:table-cell>
          <table:table-cell table:style-name="Tabla1.A1" office:value-type="string">
            <text:p text:style-name="P37">rgb(100%, 100%, 100%)</text:p>
          </table:table-cell>
        </table:table-row>
      </table:table>
      <text:p text:style-name="P8"/>
      <text:p text:style-name="P9"><text:span text:style-name="T3">CSS3 incluye colores con </text:span><text:span text:style-name="T4">transparencias</text:span><text:span text:style-name="T3"> </text:span><text:span text:style-name="T9"></text:span><text:span text:style-name="T3"> canal alfa </text:span></text:p>
      <text:p text:style-name="P3"><text:span text:style-name="T14">El </text:span><text:span text:style-name="T15">canal alfa</text:span><text:span text:style-name="T14"> es un valor numérico que se puede añadir a los colores para expresar que el color tiene cierto grado de transparencia y que se puede ver lo que hay detrás de él. </text:span></text:p>
      <text:p text:style-name="P3"><text:span text:style-name="T14">Lo que indica realmente el canal alfa es la </text:span><text:span text:style-name="T15">opacidad</text:span><text:span text:style-name="T14">. </text:span></text:p>
      <text:p text:style-name="P14">Opacidad es la inversa de transparencia:</text:p>
      <text:p text:style-name="P33">mínimo de opacidad = máximo de transparencia</text:p>
      <text:p text:style-name="P33">máximo de opacidad = mínimo de transparencia</text:p>
      <text:p text:style-name="P3"><text:span text:style-name="T14">El canal alfa se escribe como </text:span><text:span text:style-name="T15">porcentaje</text:span><text:span text:style-name="T14"> o como </text:span><text:span text:style-name="T15">valor decimal entre 0 y 1</text:span><text:span text:style-name="T14">, en el que el 0 significa completamente transparente y el 1 completamente opaco:</text:span></text:p>
      <text:p text:style-name="P10"><text:span text:style-name="T4">Valor de canal alfa = 0 </text:span><text:span text:style-name="T10"></text:span><text:span text:style-name="T3"> mínimo de opacidad</text:span><text:span text:style-name="T4"> </text:span><text:span text:style-name="T3">= </text:span><text:span text:style-name="T4">máximo de transparencia</text:span></text:p>
      <text:p text:style-name="P10"><text:soft-page-break/><text:span text:style-name="T4">Valor de canal alfa = 1 </text:span><text:span text:style-name="T9"></text:span><text:span text:style-name="T3"> máximo de opacidad =</text:span><text:span text:style-name="T4"> mínimo de transparencia</text:span></text:p>
      <text:p text:style-name="P21">El canal alfa se añade como un cuarto valor en la notación rgba:</text:p>
      <text:p text:style-name="P32">rgba (…, …, …, valor_de_la_opacidad)</text:p>
      <text:p text:style-name="P14"><draw:custom-shape text:anchor-type="char" draw:z-index="0" draw:name="Forma1" draw:style-name="gr1" draw:text-style-name="P47" svg:width="3.839cm" svg:height="0.022cm" svg:x="5.064cm" svg:y="0.002cm"><text:p/><draw:enhanced-geometry draw:mirror-vertical="true" svg:viewBox="0 0 21600 21600" draw:type="mso-spt32" draw:enhanced-path="M 0 0 L 21600 21600 N"/></draw:custom-shape><text:tab/><text:tab/><text:tab/><text:tab/><text:tab/>0…1 </text:p>
      <text:p text:style-name="P14"/>
      <text:p text:style-name="P8"><text:span text:style-name="T3">P. ej.:<text:tab/>rgba(255, 0, 0, 0.5) </text:span><text:span text:style-name="T9"></text:span><text:span text:style-name="T3"> rojo transparente al 50%</text:span></text:p>
      <text:p text:style-name="P11"><text:span text:style-name="T3"><text:tab/>rgba(255, 0, 0, 0.3) </text:span><text:span text:style-name="T9"></text:span><text:span text:style-name="T3"> rojo transparente al 70% (0.3 de opacidad</text:span><text:span text:style-name="T9"></text:span><text:span text:style-name="T3">0.7 de transparencia</text:span></text:p>
      <text:p text:style-name="P18"/>
      <text:p text:style-name="P19"/>
      <text:p text:style-name="P19"/>
      <text:p text:style-name="P42"><text:span text:style-name="T6">UNIDADES DE MEDIDA <text:tab/></text:span><text:span text:style-name="T7">(J. Eguíluz, pág. 32 y sgts)</text:span></text:p>
      <text:list xml:id="list570446965" text:style-name="WWNum17">
        <text:list-item>
          <text:p text:style-name="P25">Absolutas</text:p>
        </text:list-item>
      </text:list>
      <text:list xml:id="list2143360474" text:style-name="WWNum19">
        <text:list-item>
          <text:p text:style-name="P27">Valor fijo (independiente de ningún otro)</text:p>
        </text:list-item>
      </text:list>
      <text:list xml:id="list2939874199" text:style-name="WWNum18">
        <text:list-item>
          <text:p text:style-name="P22"><text:span text:style-name="T2">Poco uso (únicamente, la unidad “</text:span><text:span text:style-name="T4">punto</text:span><text:span text:style-name="T2">”)</text:span></text:p>
        </text:list-item>
        <text:list-item>
          <text:p text:style-name="P22"><text:span text:style-name="T2">En tamaño de fuente (font-size), para impresión </text:span><text:span text:style-name="T8"></text:span><text:span text:style-name="T2"> Ejemplo: 20pt</text:span></text:p>
        </text:list-item>
      </text:list>
      <text:list xml:id="list104408274516893" text:continue-list="list570446965" text:style-name="WWNum17">
        <text:list-item>
          <text:p text:style-name="P25">Relativas</text:p>
        </text:list-item>
      </text:list>
      <text:list xml:id="list3246208254" text:style-name="WWNum20">
        <text:list-item>
          <text:p text:style-name="P26">Valor calculado en relación a otro</text:p>
        </text:list-item>
      </text:list>
      <text:list xml:id="list2485278656" text:style-name="WWNum21">
        <text:list-item>
          <text:p text:style-name="P24"><text:span text:style-name="T4">Pixeles</text:span><text:span text:style-name="T2"> <text:s/></text:span><text:span text:style-name="T8"></text:span><text:span text:style-name="T2"> Ejemplo: 20px</text:span></text:p>
        </text:list-item>
        <text:list-item>
          <text:p text:style-name="P24"><text:span text:style-name="T4">Porcentajes</text:span><text:span text:style-name="T2"> </text:span><text:span text:style-name="T8"></text:span><text:span text:style-name="T2"> Ejemplo: 50%</text:span></text:p>
        </text:list-item>
        <text:list-item>
          <text:p text:style-name="P24"><text:span text:style-name="T4">Unidades</text:span><text:span text:style-name="T2"> </text:span><text:span text:style-name="T4">em</text:span><text:span text:style-name="T2"> <text:s/></text:span><text:span text:style-name="T8"></text:span><text:span text:style-name="T2"> Ejemplo: 1.8em</text:span></text:p>
        </text:list-item>
      </text:list>
      <text:list xml:id="list104408245824460" text:continue-list="list3246208254" text:style-name="WWNum20">
        <text:list-item>
          <text:p text:style-name="P23"><text:span text:style-name="T4">Herencia</text:span><text:span text:style-name="T2">: no se heredan directamente, sino después de que se haya calculado su valor.</text:span></text:p>
        </text:list-item>
        <text:list-item>
          <text:p text:style-name="P23"><text:span text:style-name="T4">Problema</text:span><text:span text:style-name="T2">: texto cada vez más grande/pequeño</text:span></text:p>
        </text:list-item>
      </text:list>
      <text:p text:style-name="P15"/>
      <text:p text:style-name="P2"><text:span text:style-name="T4">Recomendación</text:span><text:span text:style-name="T2">: </text:span></text:p>
      <text:list xml:id="list1050752893" text:style-name="WWNum22">
        <text:list-item>
          <text:p text:style-name="P28">Relativas en lo posible.</text:p>
        </text:list-item>
        <text:list-item>
          <text:p text:style-name="P29">Para fuente: em (también px y %)</text:p>
        </text:list-item>
        <text:list-item>
          <text:p text:style-name="P29">Para diseño de bloques: % o px</text:p>
        </text:list-item>
      </text:list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GillSans" svg:font-family="GillSans" style:font-family-generic="swiss"/>
    <style:font-face style:name="GillSans1" svg:font-family="GillSans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right="0cm" fo:margin-top="0.106cm" fo:margin-bottom="0.106cm" style:contextual-spacing="false" fo:text-align="justify" style:justify-single-word="false" fo:orphans="0" fo:widows="0" fo:hyphenation-ladder-count="no-limit" fo:text-indent="0.501cm" style:auto-text-indent="false" style:writing-mode="lr-tb">
        <style:tab-stops>
          <style:tab-stop style:position="1.501cm"/>
        </style:tab-stops>
      </style:paragraph-properties>
      <style:text-properties fo:font-size="12pt" fo:language="gl" fo:country="ES" style:font-size-asian="12pt" style:font-size-complex="12pt" fo:hyphenate="tru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.106cm" fo:margin-bottom="0.212cm" style:contextual-spacing="false"/>
    </style:style>
    <style:style style:name="List" style:family="paragraph" style:parent-style-name="Text_20_body" style:class="list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rfc-language-tag="es-ES-u-co-trad" fo:language="es" fo:country="ES" style:rfc-language-tag-asian="es-ES-u-co-trad" style:language-asian="es" style:country-asian="E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style:rfc-language-tag="es-ES-u-co-trad" fo:language="es" fo:country="ES" style:rfc-language-tag-asian="es-ES-u-co-trad" style:language-asian="es" style:country-asian="ES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start" style:justify-single-word="false" fo:keep-with-next="alway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orphans="2" fo:widows="2" fo:keep-with-next="always">
        <style:tab-stops>
          <style:tab-stop style:position="-1.27cm"/>
          <style:tab-stop style:position="0cm"/>
          <style:tab-stop style:position="0.801cm"/>
          <style:tab-stop style:position="1.27cm"/>
          <style:tab-stop style:position="1.501cm"/>
          <style:tab-stop style:position="1.603cm"/>
          <style:tab-stop style:position="2.406cm"/>
          <style:tab-stop style:position="2.54cm"/>
          <style:tab-stop style:position="3.209cm"/>
          <style:tab-stop style:position="3.81cm"/>
          <style:tab-stop style:position="4.011cm"/>
          <style:tab-stop style:position="4.812cm"/>
          <style:tab-stop style:position="5.08cm"/>
          <style:tab-stop style:position="5.614cm"/>
          <style:tab-stop style:position="6.35cm"/>
          <style:tab-stop style:position="6.417cm"/>
          <style:tab-stop style:position="7.22cm"/>
          <style:tab-stop style:position="7.62cm"/>
          <style:tab-stop style:position="8.022cm"/>
          <style:tab-stop style:position="8.823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</style:tab-stops>
      </style:paragraph-properties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rfc-language-tag="es-ES-u-co-trad" fo:language="es" fo:country="E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text-align="end" style:justify-single-word="false" fo:keep-with-next="always">
        <style:tab-stops>
          <style:tab-stop style:position="-2.54cm"/>
          <style:tab-stop style:position="1.501cm"/>
        </style:tab-stops>
      </style:paragraph-properties>
      <style:text-properties style:rfc-language-tag="es-ES-u-co-trad" fo:language="es" fo:country="ES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style:rfc-language-tag="es-ES-u-co-trad" fo:language="es" fo:country="ES"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loext:graphic-properties draw:fill="solid" draw:fill-color="#ccffff"/>
      <style:paragraph-properties fo:margin-left="1.501cm" fo:margin-right="1.501cm" fo:text-align="center" style:justify-single-word="false" fo:text-indent="0.501cm" style:auto-text-indent="false" fo:background-color="#ccffff" fo:padding-left="0.035cm" fo:padding-right="0cm" fo:padding-top="0cm" fo:padding-bottom="0cm" fo:border="0.74pt solid #000000" style:shadow="#000000 0.026cm 0.026cm" fo:keep-with-next="always">
        <style:tab-stops>
          <style:tab-stop style:position="-1.041cm"/>
          <style:tab-stop style:position="0.229cm"/>
          <style:tab-stop style:position="1.499cm"/>
          <style:tab-stop style:position="2.769cm"/>
          <style:tab-stop style:position="4.039cm"/>
          <style:tab-stop style:position="5.309cm"/>
          <style:tab-stop style:position="6.579cm"/>
          <style:tab-stop style:position="7.849cm"/>
          <style:tab-stop style:position="9.119cm"/>
          <style:tab-stop style:position="10.389cm"/>
          <style:tab-stop style:position="11.659cm"/>
          <style:tab-stop style:position="12.929cm"/>
          <style:tab-stop style:position="14.199cm"/>
          <style:tab-stop style:position="15.469cm"/>
        </style:tab-stops>
      </style:paragraph-properties>
      <style:text-properties fo:font-size="20pt" style:rfc-language-tag="es-ES-u-co-trad" fo:language="es" fo:country="ES" style:font-size-asian="20pt" style:font-size-complex="2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keep-with-next="always">
        <style:tab-stops>
          <style:tab-stop style:position="-2.54cm"/>
          <style:tab-stop style:position="1.501cm"/>
        </style:tab-stops>
      </style:paragraph-properties>
      <style:text-properties fo:font-size="14pt" style:rfc-language-tag="es-ES-u-co-trad" fo:language="es" fo:country="ES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212cm" fo:margin-bottom="0.212cm" style:contextual-spacing="false" fo:text-align="start" style:justify-single-word="false" fo:orphans="2" fo:widows="2" fo:text-indent="-1cm" style:auto-text-indent="false">
        <style:tab-stops>
          <style:tab-stop style:position="1.251cm" style:type="right"/>
          <style:tab-stop style:position="17.002cm" style:type="right" style:leader-style="dotted" style:leader-text="."/>
        </style:tab-stops>
      </style:paragraph-properties>
      <style:text-properties fo:color="#3342b5" loext:opacity="100%"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/>
    </style:style>
    <style:style style:name="Contents_20_2" style:display-name="Contents 2" style:family="paragraph" style:parent-style-name="Contents_20_1" style:next-style-name="Standard" style:class="index">
      <style:paragraph-properties fo:margin-left="2cm" fo:margin-right="0cm" fo:margin-top="0.106cm" fo:margin-bottom="0.106cm" style:contextual-spacing="false" fo:text-indent="-1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1pt" fo:font-weight="normal" style:font-size-asian="11pt" style:font-weight-asian="normal" style:font-size-complex="11pt"/>
    </style:style>
    <style:style style:name="Contents_20_3" style:display-name="Contents 3" style:family="paragraph" style:parent-style-name="Contents_20_1" style:next-style-name="Standard" style:class="index">
      <style:paragraph-properties fo:margin-left="3.251cm" fo:margin-right="0cm" fo:margin-top="0.106cm" fo:margin-bottom="0.106cm" style:contextual-spacing="false" fo:text-indent="-1.251cm" style:auto-text-indent="false">
        <style:tab-stops>
          <style:tab-stop style:position="3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roman" style:font-pitch="variable" fo:font-size="10pt" fo:font-weight="normal" style:font-size-asian="10pt" style:font-weight-asian="normal" style:font-size-complex="10pt"/>
    </style:style>
    <style:style style:name="Contents_20_4" style:display-name="Contents 4" style:family="paragraph" style:parent-style-name="Contents_20_1" style:next-style-name="Standard" style:class="index">
      <style:paragraph-properties fo:margin-left="3cm" fo:margin-right="0cm" fo:margin-top="0.106cm" fo:margin-bottom="0.106cm" style:contextual-spacing="false" fo:text-indent="0cm" style:auto-text-indent="false">
        <style:tab-stops>
          <style:tab-stop style:position="2.251cm" style:type="right"/>
          <style:tab-stop style:position="4.251cm"/>
          <style:tab-stop style:position="17.002cm" style:type="right" style:leader-style="dotted" style:leader-text="."/>
        </style:tab-stops>
      </style:paragraph-properties>
      <style:text-properties style:font-name="Arial Narrow" fo:font-family="'Arial Narrow'" style:font-family-generic="roman" style:font-pitch="variable" fo:font-size="10pt" fo:font-weight="normal" style:font-size-asian="10pt" style:font-weight-asian="normal" style:font-size-complex="10pt"/>
    </style:style>
    <style:style style:name="Contents_20_5" style:display-name="Contents 5" style:family="paragraph" style:parent-style-name="Contents_20_1" style:next-style-name="Standard" style:class="index">
      <style:paragraph-properties fo:margin-left="4.251cm" fo:margin-right="0cm" fo:margin-top="0.071cm" fo:margin-bottom="0.071cm" style:contextual-spacing="false" fo:text-indent="0cm" style:auto-text-indent="false"/>
      <style:text-properties style:font-name="Arial Narrow" fo:font-family="'Arial Narrow'" style:font-family-generic="roman" style:font-pitch="variable" fo:font-size="10pt" fo:font-weight="normal" style:font-size-asian="10pt" style:font-weight-asian="normal" style:font-size-complex="10pt"/>
    </style:style>
    <style:style style:name="Contents_20_6" style:display-name="Contents 6" style:family="paragraph" style:parent-style-name="Contents_20_1" style:next-style-name="Standard" style:class="index">
      <style:paragraph-properties fo:margin-left="5.001cm" fo:margin-right="0cm" fo:margin-top="0.035cm" fo:margin-bottom="0.035cm" style:contextual-spacing="false" fo:text-indent="0cm" style:auto-text-indent="false"/>
      <style:text-properties style:font-name="Arial Narrow" fo:font-family="'Arial Narrow'" style:font-family-generic="roman" style:font-pitch="variable" fo:font-size="9pt" fo:font-weight="normal" style:font-size-asian="9pt" style:font-weight-asian="normal" style:font-size-complex="9pt"/>
    </style:style>
    <style:style style:name="Contents_20_7" style:display-name="Contents 7" style:family="paragraph" style:parent-style-name="Contents_20_1" style:next-style-name="Standard" style:auto-update="true" style:class="index">
      <style:paragraph-properties fo:margin-left="2.54cm" fo:margin-right="0cm" fo:text-indent="-1cm" style:auto-text-indent="false"/>
    </style:style>
    <style:style style:name="Contents_20_8" style:display-name="Contents 8" style:family="paragraph" style:parent-style-name="Contents_20_1" style:next-style-name="Standard" style:auto-update="true" style:class="index">
      <style:paragraph-properties fo:margin-left="2.963cm" fo:margin-right="0cm" fo:text-indent="-1cm" style:auto-text-indent="false"/>
    </style:style>
    <style:style style:name="Contents_20_9" style:display-name="Contents 9" style:family="paragraph" style:parent-style-name="Contents_20_1" style:next-style-name="Standard" style:auto-update="true" style:class="index">
      <style:paragraph-properties fo:margin-left="3.387cm" fo:margin-right="0cm" fo:text-indent="-1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1" style:family="paragraph" style:next-style-name="tx1" loext:linked-style-name="n1_20_Car" style:list-style-name="WWNum9">
      <style:paragraph-properties fo:margin-top="0.564cm" fo:margin-bottom="0.318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1.5pt solid #667dd1" style:writing-mode="lr-tb"/>
      <style:text-properties fo:color="#3342b5" loext:opacity="100%" style:font-name="Arial" fo:font-family="Arial" style:font-family-generic="roman" style:font-pitch="variable" fo:font-size="24pt" fo:language="gl" fo:country="ES" fo:font-weight="bold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x1" style:family="paragraph" loext:linked-style-name="tx1_20_Car1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writing-mode="lr-tb"/>
      <style:text-properties fo:font-size="12pt" fo:language="gl" fo:country="ES" style:font-size-asian="12pt" style:font-size-complex="12pt"/>
    </style:style>
    <style:style style:name="n2" style:family="paragraph" style:next-style-name="tx1" loext:linked-style-name="n2_20_Car" style:list-style-name="WWNum9" style:list-level="2">
      <style:paragraph-properties fo:margin-top="0.706cm" fo:margin-bottom="0.318cm" style:contextual-spacing="false" fo:text-align="start" style:justify-single-word="false" fo:orphans="2" fo:widows="2" style:writing-mode="lr-tb"/>
      <style:text-properties fo:color="#3342b5" loext:opacity="100%" style:font-name="Arial" fo:font-family="Arial" style:font-family-generic="roman" style:font-pitch="variable" fo:font-size="18pt" fo:language="gl" fo:country="ES" fo:font-weight="bold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3" style:family="paragraph" style:next-style-name="tx1" loext:linked-style-name="n3_20_Car" style:list-style-name="WWNum9" style:list-level="3">
      <style:paragraph-properties fo:margin-top="0.706cm" fo:margin-bottom="0.318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1" style:family="paragraph" loext:linked-style-name="p1_20_Car_20_Car" style:list-style-name="WWNum6">
      <style:paragraph-properties fo:margin-top="0.212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font-size-complex="12pt"/>
    </style:style>
    <style:style style:name="p2" style:family="paragraph" loext:linked-style-name="p2_20_Car_20_Car" style:default-outline-level="2" style:list-style-name="WWNum10">
      <style:paragraph-properties fo:margin-top="0.106cm" fo:margin-bottom="0.106cm" style:contextual-spacing="false" fo:text-align="justify" style:justify-single-word="false" fo:orphans="2" fo:widows="2" style:writing-mode="lr-tb"/>
      <style:text-properties fo:font-size="12pt" fo:language="gl" fo:country="ES" style:font-size-asian="12pt" style:font-size-complex="12pt"/>
    </style:style>
    <style:style style:name="n4" style:family="paragraph" style:next-style-name="tx1" style:list-style-name="WWNum9" style:list-level="4">
      <style:paragraph-properties fo:margin-top="0.706cm" fo:margin-bottom="0.212cm" style:contextual-spacing="false" fo:text-align="start" style:justify-single-word="false" fo:orphans="2" fo:widows="2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n5" style:family="paragraph" style:next-style-name="tx1" loext:linked-style-name="n5_20_Car">
      <style:paragraph-properties fo:margin-left="1.6cm" fo:margin-right="0cm" fo:margin-top="0.529cm" fo:margin-bottom="0.423cm" style:contextual-spacing="false" fo:text-align="start" style:justify-single-word="false" fo:orphans="2" fo:widows="2" fo:text-indent="0cm" style:auto-text-indent="false" fo:keep-with-next="always" style:writing-mode="lr-tb">
        <style:tab-stops>
          <style:tab-stop style:position="1.6cm"/>
        </style:tab-stops>
      </style:paragraph-properties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tt1cn" style:family="paragraph" style:parent-style-name="tt1c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tt1c" style:family="paragraph" style:parent-style-name="tt1">
      <style:paragraph-properties fo:text-align="center" style:justify-single-word="false"/>
    </style:style>
    <style:style style:name="tt1" style:family="paragraph" loext:linked-style-name="tt1_20_Carác.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family="'Arial Narrow'" style:font-family-generic="roman" style:font-pitch="variable" fo:font-size="8pt" fo:language="gl" fo:country="ES" style:font-size-asian="8pt" style:font-name-complex="Helvetica1" style:font-family-complex="Helvetica" style:font-family-generic-complex="system" style:font-pitch-complex="variable" style:font-size-complex="8pt"/>
    </style:style>
    <style:style style:name="n6" style:family="paragraph" style:next-style-name="tx1" loext:linked-style-name="n6_20_Car">
      <style:paragraph-properties fo:margin-left="1.6cm" fo:margin-right="0cm" fo:margin-top="0.564cm" fo:margin-bottom="0.318cm" style:contextual-spacing="false" fo:text-align="start" style:justify-single-word="false" fo:orphans="2" fo:widows="2" fo:text-indent="0cm" style:auto-text-indent="false" fo:keep-with-next="always" style:writing-mode="lr-tb"/>
      <style:text-properties fo:color="#3342b5" loext:opacity="100%" style:font-name="Arial" fo:font-family="Arial" style:font-family-generic="roman" style:font-pitch="variable" fo:font-size="11pt" fo:language="gl" fo:country="ES" style:font-size-asian="11pt" style:font-name-complex="Arial2" style:font-family-complex="Arial" style:font-family-generic-complex="system" style:font-pitch-complex="variable" style:font-size-complex="11pt" style:font-weight-complex="bold"/>
    </style:style>
    <style:style style:name="t1" style:family="paragraph">
      <loext:graphic-properties draw:fill="solid" draw:fill-color="#e6e6e6"/>
      <style:paragraph-properties fo:margin-top="0cm" fo:margin-bottom="0cm" style:contextual-spacing="false" fo:text-align="start" style:justify-single-word="false" fo:orphans="2" fo:widows="2" fo:background-color="#e6e6e6" fo:padding-left="0cm" fo:padding-right="0cm" fo:padding-top="0cm" fo:padding-bottom="0.035cm" fo:border-left="none" fo:border-right="none" fo:border-top="none" fo:border-bottom="1.5pt solid #667dd1" style:writing-mode="lr-tb">
        <style:tab-stops>
          <style:tab-stop style:position="-2.54cm"/>
        </style:tab-stops>
      </style:paragraph-properties>
      <style:text-properties style:font-name="Arial Narrow" fo:font-family="'Arial Narrow'" style:font-family-generic="roman" style:font-pitch="variable" fo:font-size="14pt" fo:language="gl" fo:country="ES" fo:font-weight="bold" style:font-size-asian="14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indice1" style:family="paragraph">
      <style:paragraph-properties fo:margin-top="0.212cm" fo:margin-bottom="0.706cm" style:contextual-spacing="false" fo:text-align="start" style:justify-single-word="false" fo:orphans="2" fo:widows="2" fo:padding-left="0cm" fo:padding-right="0cm" fo:padding-top="0cm" fo:padding-bottom="0.035cm" fo:border-left="none" fo:border-right="none" fo:border-top="none" fo:border-bottom="1.5pt solid #667dd1" style:writing-mode="lr-tb"/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2" style:font-family-complex="Arial" style:font-family-generic-complex="system" style:font-pitch-complex="variable" style:font-size-complex="14pt"/>
    </style:style>
    <style:style style:name="p3" style:family="paragraph" loext:linked-style-name="p3_20_Car" style:list-style-name="WWNum1">
      <style:paragraph-properties fo:margin-top="0.106cm" fo:margin-bottom="0.106cm" style:contextual-spacing="false" fo:text-align="start" style:justify-single-word="false" fo:orphans="2" fo:widows="2" style:writing-mode="lr-tb"/>
      <style:text-properties fo:font-size="12pt" fo:language="gl" fo:country="ES" style:font-size-asian="12pt" style:font-size-complex="12pt"/>
    </style:style>
    <style:style style:name="tt1n" style:family="paragraph" style:parent-style-name="tt1" loext:linked-style-name="tt1n_20_Car">
      <style:paragraph-properties fo:margin-top="0.071cm" fo:margin-bottom="0.035cm" style:contextual-spacing="false"/>
      <style:text-properties fo:font-weight="bold" style:font-weight-asian="bold" style:font-weight-complex="bold"/>
    </style:style>
    <style:style style:name="ttp1" style:family="paragraph" style:parent-style-name="tt1" loext:linked-style-name="ttp1_20_Car_20_Car" style:list-style-name="WWNum2">
      <style:paragraph-properties fo:margin-top="0.071cm" fo:margin-bottom="0.071cm" style:contextual-spacing="false"/>
    </style:style>
    <style:style style:name="ttp2" style:family="paragraph" style:parent-style-name="ttp1" loext:linked-style-name="ttp2_20_Car_20_Car" style:list-style-name="WWNum14">
      <style:paragraph-properties fo:margin-left="0.801cm" fo:margin-right="0cm" fo:text-indent="0cm" style:auto-text-indent="false">
        <style:tab-stops>
          <style:tab-stop style:position="0.4cm"/>
        </style:tab-stops>
      </style:paragraph-properties>
    </style:style>
    <style:style style:name="sp1" style:family="paragraph" style:parent-style-name="Standard">
      <style:paragraph-properties fo:margin-left="2.101cm" fo:margin-right="0cm" fo:text-indent="0.501cm" style:auto-text-indent="false"/>
    </style:style>
    <style:style style:name="t2" style:family="paragraph" style:parent-style-name="t1">
      <loext:graphic-properties draw:fill="none" draw:fill-color="#ffffff"/>
      <style:paragraph-properties fo:margin-top="0.212cm" fo:margin-bottom="0cm" style:contextual-spacing="false" fo:background-color="transparent" fo:padding="0cm" fo:border="none"/>
      <style:text-properties fo:color="#667dd1" loext:opacity="100%" fo:font-size="22pt" style:font-size-asian="22pt" style:font-size-complex="28pt"/>
    </style:style>
    <style:style style:name="t3" style:family="paragraph" style:parent-style-name="t2">
      <style:paragraph-properties fo:margin-top="0.706cm" fo:margin-bottom="0.353cm" style:contextual-spacing="false"/>
      <style:text-properties fo:color="#3342b5" loext:opacity="100%" fo:font-size="26pt" style:font-size-asian="26pt" style:font-size-complex="26pt"/>
    </style:style>
    <style:style style:name="p4" style:family="paragraph" style:parent-style-name="p3" style:list-style-name="WWNum3">
      <style:paragraph-properties fo:margin-left="3.602cm" fo:margin-right="0cm" fo:text-indent="-0.501cm" style:auto-text-indent="false">
        <style:tab-stops>
          <style:tab-stop style:position="3.6cm"/>
        </style:tab-stops>
      </style:paragraph-properties>
    </style:style>
    <style:style style:name="sp2" style:family="paragraph" style:parent-style-name="sp1">
      <style:paragraph-properties fo:margin-left="2.6cm" fo:margin-right="0cm" fo:text-indent="0.501cm" style:auto-text-indent="false"/>
    </style:style>
    <style:style style:name="tt2" style:family="paragraph" style:parent-style-name="tt1">
      <style:paragraph-properties fo:text-align="justify" style:justify-single-word="false" fo:orphans="0" fo:widows="0">
        <style:tab-stops>
          <style:tab-stop style:position="1.501cm"/>
        </style:tab-stops>
      </style:paragraph-properties>
      <style:text-properties fo:font-size="10pt" style:font-size-asian="10pt" style:font-size-complex="10pt"/>
    </style:style>
    <style:style style:name="tt1d" style:family="paragraph" style:parent-style-name="tt1">
      <style:paragraph-properties fo:text-align="end" style:justify-single-word="false" fo:orphans="0" fo:widows="0">
        <style:tab-stops>
          <style:tab-stop style:position="1.501cm"/>
        </style:tab-stops>
      </style:paragraph-properties>
      <style:text-properties style:font-name="Arial" fo:font-family="Arial" style:font-family-generic="roman" style:font-pitch="variable"/>
    </style:style>
    <style:style style:name="tt1dn" style:family="paragraph" style:parent-style-name="tt1d">
      <style:text-properties fo:font-weight="bold" style:font-weight-asian="bold"/>
    </style:style>
    <style:style style:name="pn1" style:family="paragraph" style:parent-style-name="Text_20_body" style:list-style-name="WWNum4">
      <style:paragraph-properties fo:margin-top="0cm" fo:margin-bottom="0.106cm" style:contextual-spacing="false">
        <style:tab-stops/>
      </style:paragraph-properties>
    </style:style>
    <style:style style:name="cuest1" style:family="paragraph" style:parent-style-name="p1" style:next-style-name="Text_20_body" loext:linked-style-name="cuest1_20_Car_20_Car" style:list-style-name="WWNum11">
      <style:paragraph-properties fo:margin-top="0.423cm" fo:margin-bottom="0.318cm" style:contextual-spacing="false" fo:orphans="0" fo:widows="0" fo:padding-left="0cm" fo:padding-right="0cm" fo:padding-top="0cm" fo:padding-bottom="0.035cm" fo:border-left="none" fo:border-right="none" fo:border-top="none" fo:border-bottom="0.51pt solid #667dd1"/>
      <style:text-properties fo:color="#000080" loext:opacity="100%" style:font-name="Helvetica" fo:font-family="Helvetica" style:font-family-generic="roman" style:font-pitch="variable" fo:font-size="10pt" style:font-size-asian="10pt" style:font-name-complex="Arial2" style:font-family-complex="Arial" style:font-family-generic-complex="system" style:font-pitch-complex="variable"/>
    </style:style>
    <style:style style:name="cuest2" style:family="paragraph" loext:linked-style-name="cuest2_20_Car_20_Car" style:list-style-name="WWNum12">
      <style:paragraph-properties fo:margin-top="0.212cm" fo:margin-bottom="0.212cm" style:contextual-spacing="false" fo:text-align="start" style:justify-single-word="false" fo:orphans="2" fo:widows="2" style:writing-mode="lr-tb"/>
      <style:text-properties fo:font-size="12pt" fo:language="gl" fo:country="ES" style:font-size-asian="12pt" style:font-size-complex="12pt"/>
    </style:style>
    <style:style style:name="cuest3" style:family="paragraph" style:parent-style-name="Text_20_body" style:list-style-name="WWNum13">
      <style:paragraph-properties fo:margin-left="2.602cm" fo:margin-right="0cm" fo:margin-top="0.212cm" fo:margin-bottom="0.212cm" style:contextual-spacing="false" fo:text-indent="-0.501cm" style:auto-text-indent="false">
        <style:tab-stops>
          <style:tab-stop style:position="2.6cm"/>
        </style:tab-stops>
      </style:paragraph-properties>
    </style:style>
    <style:style style:name="formula1" style:family="paragraph" style:parent-style-name="tx1">
      <style:paragraph-properties fo:margin-top="0.635cm" fo:margin-bottom="0.635cm" style:contextual-spacing="false" fo:text-align="center" style:justify-single-word="false"/>
    </style:style>
    <style:style style:name="formula" style:family="paragraph" style:parent-style-name="p2" style:list-style-name=""/>
    <style:style style:name="tx_5f_apoio" style:display-name="tx_apoio" style:family="paragraph" style:parent-style-name="cuest1" style:next-style-name="Text_20_body" loext:linked-style-name="tx_5f_apoio_20_Car_20_Car" style:list-style-name="WWNum8">
      <style:paragraph-properties fo:padding-left="0.141cm" fo:padding-right="0cm" fo:padding-top="0cm" fo:padding-bottom="0cm" fo:border-left="4.51pt solid #667dd1" fo:border-right="none" fo:border-top="none" fo:border-bottom="none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2pt" style:font-size-asian="12pt"/>
    </style:style>
    <style:style style:name="tx_5f_tarefa1" style:display-name="tx_tarefa1" style:family="paragraph" style:parent-style-name="tx_5f_apoio" style:list-style-name="WWNum7">
      <style:paragraph-properties fo:margin-left="2.6cm" fo:margin-right="0cm" fo:text-indent="-1cm" style:auto-text-indent="false">
        <style:tab-stops/>
      </style:paragraph-properties>
    </style:style>
    <style:style style:name="tx_5f_entregable1" style:display-name="tx_entregable1" style:family="paragraph" style:parent-style-name="tx_5f_tarefa1" style:list-style-name="WWNum5">
      <style:paragraph-properties>
        <style:tab-stops>
          <style:tab-stop style:position="2.701cm"/>
        </style:tab-stops>
      </style:paragraph-properties>
    </style:style>
    <style:style style:name="sp11" style:family="paragraph" style:parent-style-name="sp1" loext:linked-style-name="sp11_20_Car">
      <style:paragraph-properties fo:margin-left="2.101cm" fo:margin-right="0cm" fo:text-indent="0cm" style:auto-text-indent="false"/>
    </style:style>
    <style:style style:name="Header" style:family="paragraph" style:parent-style-name="Standard" style:next-style-name="Text_20_body" style:class="extra">
      <style:paragraph-properties fo:margin-left="0cm" fo:margin-right="0cm" fo:margin-top="0.423cm" fo:margin-bottom="0.212cm" style:contextual-spacing="false" fo:text-align="start" style:justify-single-word="false" fo:hyphenation-ladder-count="no-limit" fo:text-indent="0cm" style:auto-text-indent="false" fo:keep-with-next="always">
        <style:tab-stops/>
      </style:paragraph-properties>
      <style:text-properties style:font-name="Arial" fo:font-family="Arial" style:font-family-generic="roman" style:font-pitch="variable" fo:font-size="14pt" style:rfc-language-tag="es-ES-u-co-trad" fo:language="es" fo:country="ES" style:font-size-asian="14pt" style:rfc-language-tag-asian="es-ES-u-co-trad" style:language-asian="es" style:country-asian="ES" style:font-name-complex="Arial2" style:font-family-complex="Arial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style:rfc-language-tag="es-ES-u-co-trad" fo:language="es" fo:country="ES" style:rfc-language-tag-asian="es-ES-u-co-trad" style:language-asian="es" style:country-asian="ES" fo:hyphenate="fals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Etiqueta" style:family="paragraph" style:parent-style-name="Standard">
      <style:paragraph-properties fo:margin-left="0cm" fo:margin-right="0cm" fo:margin-top="0.212cm" fo:margin-bottom="0.212cm" style:contextual-spacing="false" fo:text-align="start" style:justify-single-word="false" fo:hyphenation-ladder-count="no-limit" fo:text-indent="0cm" style:auto-text-indent="false" text:number-lines="false" text:line-number="0">
        <style:tab-stops/>
      </style:paragraph-properties>
      <style:text-properties fo:font-size="10pt" style:rfc-language-tag="es-ES-u-co-trad" fo:language="es" fo:country="ES" fo:font-style="italic" style:font-size-asian="10pt" style:rfc-language-tag-asian="es-ES-u-co-trad" style:language-asian="es" style:country-asian="ES" style:font-style-asian="italic" style:font-size-complex="10pt" style:font-style-complex="italic" fo:hyphenate="false" fo:hyphenation-remain-char-count="2" fo:hyphenation-push-char-count="2" loext:hyphenation-no-caps="false"/>
    </style:style>
    <style:style style:name="Frame_20_contents" style:display-name="Frame contents" style:family="paragraph" style:parent-style-name="Text_20_body" style:class="extra">
      <style:paragraph-properties fo:margin-left="0cm" fo:margin-right="0cm" fo:margin-top="0cm" fo:margin-bottom="0.212cm" style:contextual-spacing="false" fo:text-align="start" style:justify-single-word="false" fo:hyphenation-ladder-count="no-limit" fo:text-indent="0.4cm" style:auto-text-indent="false">
        <style:tab-stops/>
      </style:paragraph-properties>
      <style:text-properties style:rfc-language-tag="es-ES-u-co-trad" fo:language="es" fo:country="ES" style:rfc-language-tag-asian="es-ES-u-co-trad" style:language-asian="es" style:country-asian="ES" fo:hyphenate="false" fo:hyphenation-remain-char-count="2" fo:hyphenation-push-char-count="2" loext:hyphenation-no-caps="false"/>
    </style:style>
    <style:style style:name="Listado" style:family="paragraph" style:parent-style-name="Standard">
      <style:paragraph-properties fo:margin-left="0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8pt" style:rfc-language-tag="es-ES-u-co-trad" fo:language="es" fo:country="ES" style:font-size-asian="8pt" style:rfc-language-tag-asian="es-ES-u-co-trad" style:language-asian="es" style:country-asian="ES" style:font-name-complex="Courier New1" style:font-family-complex="'Courier New'" style:font-family-generic-complex="system" style:font-pitch-complex="variable" style:font-size-complex="8pt" fo:hyphenate="false" fo:hyphenation-remain-char-count="2" fo:hyphenation-push-char-count="2" loext:hyphenation-no-caps="false"/>
    </style:style>
    <style:style style:name="tabla_20_dcha_20_negrita" style:display-name="tabla dcha negrita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tex1" style:family="paragraph" style:parent-style-name="sp11"/>
    <style:style style:name="tt0" style:family="paragraph" style:parent-style-name="Standard">
      <style:paragraph-properties fo:margin-left="0cm" fo:margin-right="0cm" fo:margin-top="0.106cm" fo:margin-bottom="0cm" style:contextual-spacing="false" fo:text-indent="0cm" style:auto-text-indent="false">
        <style:tab-stops/>
      </style:paragraph-properties>
      <style:text-properties style:font-name="Arial" fo:font-family="Arial" style:font-family-generic="roman" style:font-pitch="variable" fo:font-size="10pt" fo:language="es" fo:country="ES" style:font-size-asian="10pt" style:font-name-complex="Arial2" style:font-family-complex="Arial" style:font-family-generic-complex="system" style:font-pitch-complex="variable" style:font-size-complex="10pt"/>
    </style:style>
    <style:style style:name="Body_20_Text_20_Indent" style:display-name="Body Text Indent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western1" style:family="paragraph" style:parent-style-name="Standard">
      <style:paragraph-properties fo:margin-left="0cm" fo:margin-right="0cm" fo:margin-top="0.494cm" fo:margin-bottom="0.21cm" style:contextual-spacing="false" fo:text-align="start" style:justify-single-word="false" fo:orphans="2" fo:widows="2" fo:text-indent="0cm" style:auto-text-indent="false">
        <style:tab-stops/>
      </style:paragraph-properties>
      <style:text-properties style:font-name="Arial" fo:font-family="Arial" style:font-family-generic="roman" style:font-pitch="variable" fo:font-size="8pt" style:font-name-asian="Arial Unicode MS" style:font-family-asian="'Arial Unicode MS'" style:font-family-generic-asian="system" style:font-pitch-asian="variable" style:font-size-asian="8pt" style:font-name-complex="Arial2" style:font-family-complex="Arial" style:font-family-generic-complex="system" style:font-pitch-complex="variable" style:font-size-complex="8pt"/>
    </style:style>
    <style:style style:name="formula2" style:family="paragraph" style:parent-style-name="formula1">
      <style:paragraph-properties fo:margin-left="0cm" fo:margin-right="0cm" fo:text-indent="0cm" style:auto-text-indent="false"/>
    </style:style>
    <style:style style:name="ttcab1" style:family="paragraph">
      <style:paragraph-properties fo:margin-left="3.937cm" fo:margin-right="0cm" fo:margin-top="0.071cm" fo:margin-bottom="0.071cm" style:contextual-spacing="false" fo:text-align="center" style:justify-single-word="false" fo:orphans="2" fo:widows="2" fo:text-indent="-3.937cm" style:auto-text-indent="false" style:writing-mode="lr-tb">
        <style:tab-stops>
          <style:tab-stop style:position="3.937cm"/>
        </style:tab-stops>
      </style:paragraph-properties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x_5f_fig1" style:display-name="tx_fig1" style:family="paragraph" style:parent-style-name="tt2">
      <style:paragraph-properties fo:margin-left="1.6cm" fo:margin-right="0cm" fo:text-indent="0cm" style:auto-text-indent="false" fo:padding-left="0cm" fo:padding-right="0cm" fo:padding-top="0.035cm" fo:padding-bottom="0cm" fo:border-left="none" fo:border-right="none" fo:border-top="0.51pt solid #667dd1" fo:border-bottom="none"/>
      <style:text-properties style:font-style-complex="italic"/>
    </style:style>
    <style:style style:name="nota1" style:family="paragraph" style:parent-style-name="Standard" loext:linked-style-name="nota1_20_Car">
      <style:paragraph-properties fo:margin-left="1.6cm" fo:margin-right="0cm" fo:margin-top="0.423cm" fo:margin-bottom="0.106cm" style:contextual-spacing="false" fo:orphans="2" fo:widows="2" fo:text-indent="0cm" style:auto-text-indent="false">
        <style:tab-stops/>
      </style:paragraph-properties>
      <style:text-properties fo:font-size="9pt" style:font-size-asian="9pt" style:font-size-complex="9pt"/>
    </style:style>
    <style:style style:name="tx_5f_fig2" style:display-name="tx_fig2" style:family="paragraph" style:parent-style-name="tx_5f_fig1">
      <style:paragraph-properties fo:padding-left="0cm" fo:padding-right="0cm" fo:padding-top="0cm" fo:padding-bottom="0.035cm" fo:border-left="none" fo:border-right="none" fo:border-top="none" fo:border-bottom="0.51pt solid #667dd1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orphans="2" fo:widows="2" fo:text-indent="0cm" style:auto-text-indent="false">
        <style:tab-stops/>
      </style:paragraph-properties>
      <style:text-properties fo:language="es" fo:country="ES"/>
    </style:style>
    <style:style style:name="Estilo1" style:family="paragraph" style:parent-style-name="cuest1" style:auto-update="true" style:list-style-name="">
      <style:paragraph-properties fo:margin-left="1.6cm" fo:margin-right="0cm" fo:text-indent="0cm" style:auto-text-indent="false"/>
    </style:style>
    <style:style style:name="Plain_20_Text" style:display-name="Plain Text" style:family="paragraph" style:parent-style-name="Standard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Continue_20_2" style:display-name="List Continue 2" style:family="paragraph" style:parent-style-name="Standard">
      <style:paragraph-properties fo:margin-left="0.998cm" fo:margin-right="0cm" fo:margin-top="0.106cm" fo:margin-bottom="0.212cm" style:contextual-spacing="false" fo:text-indent="0.4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.106cm" fo:margin-bottom="0.212cm" style:contextual-spacing="false" fo:text-indent="0.4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.106cm" fo:margin-bottom="0.212cm" style:contextual-spacing="false" fo:text-indent="0.4cm" style:auto-text-indent="false"/>
    </style:style>
    <style:style style:name="tt1cp" style:family="paragraph" style:parent-style-name="tt1c">
      <style:paragraph-properties fo:orphans="0" fo:widows="0"/>
    </style:style>
    <style:style style:name="sp21" style:family="paragraph" style:parent-style-name="sp2">
      <style:paragraph-properties fo:margin-left="2.6cm" fo:margin-right="0cm" fo:margin-top="0.212cm" fo:margin-bottom="0.106cm" style:contextual-spacing="false" fo:text-indent="0cm" style:auto-text-indent="false"/>
    </style:style>
    <style:style style:name="ttsp1" style:family="paragraph" style:parent-style-name="tt1">
      <style:paragraph-properties fo:margin-left="0.4cm" fo:margin-right="0cm" fo:text-align="justify" style:justify-single-word="false" fo:orphans="0" fo:widows="0" fo:text-indent="0.4cm" style:auto-text-indent="false"/>
    </style:style>
    <style:style style:name="tt1_5f_encarnado" style:display-name="tt1_encarnado" style:family="paragraph" style:parent-style-name="tt1">
      <style:text-properties fo:color="#ff0000" loext:opacity="100%"/>
    </style:style>
    <style:style style:name="ttp1_5f_gris" style:display-name="ttp1_gris" style:family="paragraph" style:parent-style-name="ttp1">
      <style:paragraph-properties fo:text-align="justify" style:justify-single-word="false" fo:orphans="0" fo:widows="0"/>
      <style:text-properties fo:color="#999999" loext:opacity="100%"/>
    </style:style>
    <style:style style:name="ttp3" style:family="paragraph" style:parent-style-name="ttp2">
      <style:paragraph-properties fo:margin-left="1.201cm" fo:margin-right="0cm" fo:text-align="justify" style:justify-single-word="false" fo:orphans="0" fo:widows="0" fo:text-indent="0cm" style:auto-text-indent="false">
        <style:tab-stops>
          <style:tab-stop style:position="0.4cm"/>
          <style:tab-stop style:position="1.199cm"/>
        </style:tab-stops>
      </style:paragraph-properties>
    </style:style>
    <style:style style:name="ttp1_5f_azul" style:display-name="ttp1_azul" style:family="paragraph" style:parent-style-name="ttp1">
      <style:paragraph-properties fo:text-align="justify" style:justify-single-word="false" fo:orphans="0" fo:widows="0"/>
      <style:text-properties fo:color="#0000ff" loext:opacity="100%"/>
    </style:style>
    <style:style style:name="Body_20_Text_20_2" style:display-name="Body Text 2" style:family="paragraph" style:parent-style-name="Standard">
      <style:paragraph-properties fo:margin-left="2.6cm" fo:margin-right="0cm" fo:margin-top="0.106cm" fo:margin-bottom="0.212cm" style:contextual-spacing="false" fo:line-height="200%" fo:text-indent="-0.499cm" style:auto-text-indent="false">
        <style:tab-stops>
          <style:tab-stop style:position="1.501cm"/>
          <style:tab-stop style:position="2.6cm"/>
        </style:tab-stops>
      </style:paragraph-properties>
    </style:style>
    <style:style style:name="cuest31" style:family="paragraph" style:parent-style-name="Text_20_body" style:next-style-name="cuest3">
      <style:paragraph-properties fo:margin-left="6.251cm" fo:margin-right="0cm" fo:margin-top="0.212cm" fo:margin-bottom="0.212cm" style:contextual-spacing="false" fo:text-indent="-0.499cm" style:auto-text-indent="false">
        <style:tab-stops>
          <style:tab-stop style:position="1.501cm"/>
          <style:tab-stop style:position="6.251cm"/>
        </style:tab-stops>
      </style:paragraph-properties>
    </style:style>
    <style:style style:name="ttp2_5f_encarnado" style:display-name="ttp2_encarnado" style:family="paragraph" style:parent-style-name="ttp2">
      <style:text-properties fo:color="#ff0000" loext:opacity="100%" fo:font-size="9pt" style:font-size-asian="9pt"/>
    </style:style>
    <style:style style:name="ttp2_5f_verde" style:display-name="ttp2_verde" style:family="paragraph" style:parent-style-name="ttp2_5f_encarnado">
      <style:text-properties fo:color="#339966" loext:opacity="100%"/>
    </style:style>
    <style:style style:name="ttp3_5f_encarnado" style:display-name="ttp3_encarnado" style:family="paragraph" style:parent-style-name="ttp3">
      <style:paragraph-properties>
        <style:tab-stops>
          <style:tab-stop style:position="1.199cm"/>
        </style:tab-stops>
      </style:paragraph-properties>
      <style:text-properties fo:color="#ff0000" loext:opacity="100%" fo:font-size="9pt" style:font-size-asian="9pt"/>
    </style:style>
    <style:style style:name="ttp1_5f_verde" style:display-name="ttp1_verde" style:family="paragraph" style:parent-style-name="ttp1">
      <style:text-properties fo:color="#339966" loext:opacity="100%"/>
    </style:style>
    <style:style style:name="ttp1_5f_encarnado" style:display-name="ttp1_encarnado" style:family="paragraph" style:parent-style-name="ttp1_5f_verde">
      <style:text-properties fo:color="#ff0000" loext:opacity="100%"/>
    </style:style>
    <style:style style:name="ttp2_5f_azul" style:display-name="ttp2_azul" style:family="paragraph" style:parent-style-name="ttp2_5f_verde">
      <style:text-properties fo:color="#0000ff" loext:opacity="100%"/>
    </style:style>
    <style:style style:name="ttp3_5f_azul" style:display-name="ttp3_azul" style:family="paragraph" style:parent-style-name="ttp3_5f_encarnado">
      <style:text-properties fo:color="#0000ff" loext:opacity="100%"/>
    </style:style>
    <style:style style:name="ttp3_5f_verde" style:display-name="ttp3_verde" style:family="paragraph" style:parent-style-name="ttp3_5f_encarnado">
      <style:text-properties fo:color="#339966" loext:opacity="100%"/>
    </style:style>
    <style:style style:name="a1" style:family="paragraph" style:parent-style-name="Text_20_body" loext:linked-style-name="a1_20_Car">
      <style:paragraph-properties fo:margin-left="0cm" fo:margin-right="0cm" fo:margin-top="0.212cm" fo:margin-bottom="0.212cm" style:contextual-spacing="false" fo:text-indent="0.501cm" style:auto-text-indent="false"/>
      <style:text-properties style:font-name="Arial" fo:font-family="Arial" style:font-family-generic="roman" style:font-pitch="variable" fo:font-size="13pt" style:font-size-asian="13pt" style:font-name-complex="Arial2" style:font-family-complex="Arial" style:font-family-generic-complex="system" style:font-pitch-complex="variable" style:font-size-complex="13pt"/>
    </style:style>
    <style:style style:name="a2" style:family="paragraph" style:parent-style-name="Text_20_body" loext:linked-style-name="a2_20_Car" style:default-outline-level="2" style:list-style-name="">
      <style:paragraph-properties fo:margin-left="0cm" fo:margin-right="0cm" fo:margin-top="0.635cm" fo:margin-bottom="0.423cm" style:contextual-spacing="false" fo:text-indent="0cm" style:auto-text-indent="false"/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a3" style:family="paragraph" style:parent-style-name="Text_20_body" loext:linked-style-name="a3_20_Car">
      <style:paragraph-properties fo:margin-left="0cm" fo:margin-right="0cm" fo:text-indent="0.501cm" style:auto-text-indent="false"/>
      <style:text-properties style:font-name="Arial" fo:font-family="Arial" style:font-family-generic="roman" style:font-pitch="variable" fo:font-size="13pt" style:font-size-asian="13pt" style:font-name-complex="Arial2" style:font-family-complex="Arial" style:font-family-generic-complex="system" style:font-pitch-complex="variable" style:font-size-complex="13pt"/>
    </style:style>
    <style:style style:name="tticn" style:family="paragraph" style:parent-style-name="tt1cn">
      <style:paragraph-properties fo:margin-top="0.071cm" fo:margin-bottom="0.071cm" style:contextual-spacing="false"/>
    </style:style>
    <style:style style:name="ttp1_5f_g" style:display-name="ttp1_g" style:family="paragraph" style:parent-style-name="ttp1">
      <style:paragraph-properties fo:text-align="justify" style:justify-single-word="false" fo:orphans="0" fo:widows="0">
        <style:tab-stops>
          <style:tab-stop style:position="0.4cm"/>
          <style:tab-stop style:position="0.635cm"/>
        </style:tab-stops>
      </style:paragraph-properties>
      <style:text-properties fo:color="#999999" loext:opacity="100%" style:font-size-complex="9pt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ttp1_5f_a" style:display-name="ttp1_a" style:family="paragraph" style:parent-style-name="ttp1">
      <style:paragraph-properties fo:text-align="justify" style:justify-single-word="false" fo:orphans="0" fo:widows="0">
        <style:tab-stops>
          <style:tab-stop style:position="0.4cm"/>
          <style:tab-stop style:position="0.635cm"/>
        </style:tab-stops>
      </style:paragraph-properties>
      <style:text-properties fo:color="#0000ff" loext:opacity="100%" style:font-size-complex="9pt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digo" style:family="paragraph" style:parent-style-name="Standard">
      <style:paragraph-properties fo:margin-left="2.401cm" fo:margin-right="0.3cm" fo:margin-top="0.423cm" fo:margin-bottom="0.353cm" style:contextual-spacing="true" fo:line-height="150%" fo:text-align="start" style:justify-single-word="false" fo:orphans="2" fo:widows="2" fo:text-indent="0cm" style:auto-text-indent="false">
        <style:tab-stops/>
      </style:paragraph-properties>
      <style:text-properties style:font-name="Courier New" fo:font-family="'Courier New'" style:font-family-generic="roman" style:font-pitch="variable" fo:font-size="9pt" fo:language="es" fo:country="ES" style:font-size-asian="9pt" style:font-size-complex="11pt"/>
    </style:style>
    <style:style style:name="annotation_20_text" style:display-name="annotation text" style:family="paragraph" style:parent-style-name="Standard" loext:linked-style-name="Texto_20_comentario_20_C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Asunto_20_del_20_comentario_20_Car"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.501cm" style:auto-text-indent="false"/>
    </style:style>
    <style:style style:name="index_20_1" style:display-name="index 1" style:family="paragraph" style:parent-style-name="Standard" style:next-style-name="Standard">
      <style:paragraph-properties fo:margin-left="0.423cm" fo:margin-right="0cm" fo:margin-top="0cm" fo:margin-bottom="0cm" style:contextual-spacing="false" fo:text-indent="-0.423cm" style:auto-text-indent="false">
        <style:tab-stops/>
      </style:paragraph-properties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fo:font-size="12pt" style:font-size-asian="12pt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x1_20_Car1" style:display-name="tx1 Car1" style:family="text" loext:linked-style-name="tx1">
      <style:text-properties fo:font-size="12pt" fo:language="gl" fo:country="ES" style:font-size-asian="12pt" style:language-asian="es" style:country-asian="ES" style:font-size-complex="12pt" style:language-complex="ar" style:country-complex="SA"/>
    </style:style>
    <style:style style:name="n1_20_Car" style:display-name="n1 Car" style:family="text" loext:linked-style-name="n1">
      <style:text-properties fo:color="#3342b5" loext:opacity="100%" style:font-name="Arial" fo:font-family="Arial" style:font-family-generic="roman" style:font-pitch="variable" fo:font-size="24pt" fo:language="gl" fo:country="ES" fo:font-weight="bold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n2_20_Car" style:display-name="n2 Car" style:family="text" loext:linked-style-name="n2">
      <style:text-properties fo:color="#3342b5" loext:opacity="100%" style:font-name="Arial" fo:font-family="Arial" style:font-family-generic="roman" style:font-pitch="variable" fo:font-size="18pt" fo:language="gl" fo:country="ES" fo:font-weight="bold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3_20_Car" style:display-name="n3 Car" style:family="text" loext:linked-style-name="n3">
      <style:text-properties fo:color="#3342b5" loext:opacity="100%" style:font-name="Arial" fo:font-family="Arial" style:font-family-generic="roman" style:font-pitch="variable" fo:font-size="14pt" fo:language="gl" fo:country="ES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p1_20_Car_20_Car" style:display-name="p1 Car Car" style:family="text" loext:linked-style-name="p1">
      <style:text-properties fo:font-size="12pt" fo:language="gl" fo:country="ES" style:font-size-asian="12pt" style:font-size-complex="12pt"/>
    </style:style>
    <style:style style:name="p2_20_Car_20_Car" style:display-name="p2 Car Car" style:family="text" loext:linked-style-name="p2">
      <style:text-properties fo:font-size="12pt" fo:language="gl" fo:country="ES" style:font-size-asian="12pt" style:font-size-complex="12pt"/>
    </style:style>
    <style:style style:name="n5_20_Car" style:display-name="n5 Car" style:family="text" loext:linked-style-name="n5">
      <style:text-properties fo:color="#3342b5" loext:opacity="100%" style:font-name="Arial" fo:font-family="Arial" style:font-family-generic="roman" style:font-pitch="variable" fo:font-size="11pt" fo:language="gl" fo:country="ES" fo:font-weight="bold" style:font-size-asian="11pt" style:language-asian="es" style:country-asian="ES" style:font-weight-asian="bold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tt1_20_Carác." style:display-name="tt1 Carác." style:family="text" loext:linked-style-name="tt1">
      <style:text-properties style:font-name="Arial Narrow" fo:font-family="'Arial Narrow'" style:font-family-generic="roman" style:font-pitch="variable" fo:font-size="8pt" fo:language="gl" fo:country="ES" style:font-size-asian="8pt" style:language-asian="es" style:country-asian="ES" style:font-name-complex="Helvetica1" style:font-family-complex="Helvetica" style:font-family-generic-complex="system" style:font-pitch-complex="variable" style:font-size-complex="8pt" style:language-complex="ar" style:country-complex="SA"/>
    </style:style>
    <style:style style:name="n6_20_Car" style:display-name="n6 Car" style:family="text" loext:linked-style-name="n6">
      <style:text-properties fo:color="#3342b5" loext:opacity="100%" style:font-name="Arial" fo:font-family="Arial" style:font-family-generic="roman" style:font-pitch="variable" fo:font-size="11pt" fo:language="gl" fo:country="ES" style:font-size-asian="11pt" style:language-asian="es" style:country-asian="ES" style:font-name-complex="Arial2" style:font-family-complex="Arial" style:font-family-generic-complex="system" style:font-pitch-complex="variable" style:font-size-complex="11pt" style:language-complex="ar" style:country-complex="SA" style:font-weight-complex="bold"/>
    </style:style>
    <style:style style:name="p3_20_Car" style:display-name="p3 Car" style:family="text" loext:linked-style-name="p3">
      <style:text-properties fo:font-size="12pt" fo:language="gl" fo:country="ES" style:font-size-asian="12pt" style:font-size-complex="12pt"/>
    </style:style>
    <style:style style:name="tt1n_20_Car" style:display-name="tt1n Car" style:family="text" loext:linked-style-name="tt1n">
      <style:text-properties style:font-name="Arial Narrow" fo:font-family="'Arial Narrow'" style:font-family-generic="roman" style:font-pitch="variable" fo:font-size="8pt" fo:language="gl" fo:country="ES" fo:font-weight="bold" style:font-size-asian="8pt" style:language-asian="es" style:country-asian="ES" style:font-weight-asian="bold" style:font-name-complex="Helvetica1" style:font-family-complex="Helvetica" style:font-family-generic-complex="system" style:font-pitch-complex="variable" style:font-size-complex="8pt" style:language-complex="ar" style:country-complex="SA" style:font-weight-complex="bold"/>
    </style:style>
    <style:style style:name="ttp1_20_Car_20_Car" style:display-name="ttp1 Car Car" style:family="text" style:parent-style-name="tt1_20_Carác." loext:linked-style-name="ttp1">
      <style:text-properties style:font-name="Arial Narrow" fo:font-family="'Arial Narrow'" style:font-family-generic="roman" style:font-pitch="variable" fo:font-size="8pt" fo:language="gl" fo:country="ES" style:font-size-asian="8pt" style:language-asian="es" style:country-asian="ES" style:font-name-complex="Helvetica1" style:font-family-complex="Helvetica" style:font-family-generic-complex="system" style:font-pitch-complex="variable" style:font-size-complex="8pt" style:language-complex="ar" style:country-complex="SA"/>
    </style:style>
    <style:style style:name="ttp2_20_Car_20_Car" style:display-name="ttp2 Car Car" style:family="text" style:parent-style-name="ttp1_20_Car_20_Car" loext:linked-style-name="ttp2">
      <style:text-properties style:font-name="Arial Narrow" fo:font-family="'Arial Narrow'" style:font-family-generic="roman" style:font-pitch="variable" fo:font-size="8pt" fo:language="gl" fo:country="ES" style:font-size-asian="8pt" style:language-asian="es" style:country-asian="ES" style:font-name-complex="Helvetica1" style:font-family-complex="Helvetica" style:font-family-generic-complex="system" style:font-pitch-complex="variable" style:font-size-complex="8pt" style:language-complex="ar" style:country-complex="SA"/>
    </style:style>
    <style:style style:name="Texto_20_independiente_20_Car" style:display-name="Texto independiente Car" style:family="text">
      <style:text-properties fo:font-size="12pt" fo:language="gl" fo:country="ES" style:font-size-asian="12pt" style:language-asian="es" style:country-asian="ES" style:font-size-complex="12pt" style:language-complex="ar" style:country-complex="SA"/>
    </style:style>
    <style:style style:name="cuest1_20_Car_20_Car" style:display-name="cuest1 Car Car" style:family="text" loext:linked-style-name="cuest1">
      <style:text-properties fo:color="#000080" loext:opacity="100%" style:font-name="Helvetica" fo:font-family="Helvetica" style:font-family-generic="roman" style:font-pitch="variable" fo:language="gl" fo:country="ES" style:font-name-complex="Arial2" style:font-family-complex="Arial" style:font-family-generic-complex="system" style:font-pitch-complex="variable" style:font-size-complex="12pt"/>
    </style:style>
    <style:style style:name="cuest2_20_Car_20_Car" style:display-name="cuest2 Car Car" style:family="text" loext:linked-style-name="cuest2">
      <style:text-properties fo:font-size="12pt" fo:language="gl" fo:country="ES" style:font-size-asian="12pt" style:font-size-complex="12pt"/>
    </style:style>
    <style:style style:name="tx_5f_apoio_20_Car_20_Car" style:display-name="tx_apoio Car Car" style:family="text" loext:linked-style-name="tx_5f_apoio">
      <style:text-properties fo:font-size="12pt" fo:language="gl" fo:country="ES" style:font-size-asian="12pt" style:font-name-complex="Arial2" style:font-family-complex="Arial" style:font-family-generic-complex="system" style:font-pitch-complex="variable" style:font-size-complex="12pt"/>
    </style:style>
    <style:style style:name="Carácter_20_de_20_numeración" style:display-name="Carácter de numeración" style:family="text"/>
    <style:style style:name="Símbolo_20_de_20_nota_20_final" style:display-name="Símbolo de nota final" style:family="text"/>
    <style:style style:name="sp11_20_Car" style:display-name="sp11 Car" style:family="text" loext:linked-style-name="sp11">
      <style:text-properties fo:font-size="12pt" fo:language="gl" fo:country="ES" style:font-size-asian="12pt" style:language-asian="es" style:country-asian="ES" style:font-size-complex="12pt" style:language-complex="ar" style:country-complex="SA"/>
    </style:style>
    <style:style style:name="nota1_20_Car" style:display-name="nota1 Car" style:family="text" loext:linked-style-name="nota1">
      <style:text-properties fo:font-size="9pt" fo:language="gl" fo:country="ES" style:font-size-asian="9pt" style:language-asian="es" style:country-asian="ES" style:font-size-complex="9pt" style:language-complex="ar" style:country-complex="SA"/>
    </style:style>
    <style:style style:name="Strong" style:family="text">
      <style:text-properties fo:font-weight="bold" style:font-weight-asian="bold" style:font-weight-complex="bold"/>
    </style:style>
    <style:style style:name="a1_20_Car" style:display-name="a1 Car" style:family="text" loext:linked-style-name="a1">
      <style:text-properties style:font-name="Arial" fo:font-family="Arial" style:font-family-generic="roman" style:font-pitch="variable" fo:font-size="13pt" fo:language="gl" fo:country="ES" style:font-size-asian="13pt" style:language-asian="es" style:country-asian="ES" style:font-name-complex="Arial2" style:font-family-complex="Arial" style:font-family-generic-complex="system" style:font-pitch-complex="variable" style:font-size-complex="13pt" style:language-complex="ar" style:country-complex="SA"/>
    </style:style>
    <style:style style:name="a2_20_Car" style:display-name="a2 Car" style:family="text" loext:linked-style-name="a2">
      <style:text-properties style:font-name="Arial" fo:font-family="Arial" style:font-family-generic="roman" style:font-pitch="variable" fo:font-size="13pt" fo:language="gl" fo:country="ES" fo:font-weight="bold" style:font-size-asian="13pt" style:language-asian="es" style:country-asian="E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a3_20_Car" style:display-name="a3 Car" style:family="text" loext:linked-style-name="a3">
      <style:text-properties style:font-name="Arial" fo:font-family="Arial" style:font-family-generic="roman" style:font-pitch="variable" fo:font-size="13pt" fo:language="gl" fo:country="ES" style:font-size-asian="13pt" style:language-asian="es" style:country-asian="ES" style:font-name-complex="Arial2" style:font-family-complex="Arial" style:font-family-generic-complex="system" style:font-pitch-complex="variable" style:font-size-complex="13pt" style:language-complex="ar" style:country-complex="SA"/>
    </style:style>
    <style:style style:name="c_5f_vermello" style:display-name="c_vermello" style:family="text">
      <style:text-properties fo:color="#ff0000" loext:opacity="100%" style:language-asian="ar" style:country-asian="SA"/>
    </style:style>
    <style:style style:name="lemma_5f__5f_lemmasign" style:display-name="lemma__lemmasign" style:family="text" style:parent-style-name="Default_20_Paragraph_20_Font"/>
    <style:style style:name="c_5f_azul" style:display-name="c_azul" style:family="text">
      <style:text-properties fo:color="#0000ff" loext:opacity="100%" style:language-asian="ar" style:country-asian="SA"/>
    </style:style>
    <style:style style:name="c_5f_riscado" style:display-name="c_riscado" style:family="text">
      <style:text-properties style:use-window-font-color="true" loext:opacity="0%" style:text-line-through-style="none" style:text-line-through-type="none" style:text-position="0% 100%" style:language-asian="ar" style:country-asian="SA"/>
    </style:style>
    <style:style style:name="c_5f_verde" style:display-name="c_verde" style:family="text">
      <style:text-properties fo:color="#339966" loext:opacity="100%" fo:language="pt" fo:country="BR"/>
    </style:style>
    <style:style style:name="Texto_20_de_20_globo_20_Car" style:display-name="Texto de globo Car" style:family="text" loext:linked-style-name="Balloon_20_Text">
      <style:text-properties style:font-name="Tahoma" fo:font-family="Tahoma" style:font-family-generic="roman" style:font-pitch="variable" fo:font-size="8pt" fo:language="gl" fo:country="ES" style:font-size-asian="8pt" style:font-name-complex="Tahoma1" style:font-family-complex="Tahoma" style:font-family-generic-complex="system" style:font-pitch-complex="variable" style:font-size-complex="8pt"/>
    </style:style>
    <style:style style:name="Code" style:family="text">
      <style:text-properties style:font-name="Courier New" fo:font-family="'Courier New'" style:font-family-generic="roman" style:font-pitch="variable" fo:font-size="10pt" fo:language="es" fo:country="ES" style:font-size-asian="10pt"/>
    </style:style>
    <style:style style:name="p1_20_Car" style:display-name="p1 Car" style:family="text">
      <style:text-properties fo:font-size="12pt" style:font-size-asian="12pt" style:language-asian="es" style:country-asian="ES" style:font-size-complex="12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converted-spac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comentario_20_Car" style:display-name="Texto comentario Car" style:family="text" style:parent-style-name="Default_20_Paragraph_20_Font" loext:linked-style-name="annotation_20_text">
      <style:text-properties fo:language="gl" fo:country="ES"/>
    </style:style>
    <style:style style:name="Asunto_20_del_20_comentario_20_Car" style:display-name="Asunto del comentario Car" style:family="text" style:parent-style-name="Texto_20_comentario_20_Car" loext:linked-style-name="annotation_20_subject">
      <style:text-properties fo:language="gl" fo:country="ES" fo:font-weight="bold" style:font-weight-asian="bold" style:font-weight-complex="bold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667dd1" loext:opacity="100%" fo:font-size="10pt" fo:font-style="normal" fo:font-weight="bold" style:font-size-asian="10pt" style:font-style-asian="normal" style:font-weight-asian="bold" style:font-name-complex="Times New Roman1" style:font-family-complex="'Times New Roman'" style:font-family-generic-complex="system" style:font-pitch-complex="variable" style:font-size-complex="10pt" style:font-style-complex="normal" style:font-weight-complex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667dd1" loext:opacity="100%" fo:font-size="8pt" fo:font-style="normal" fo:font-weight="bold" style:font-size-asian="8pt" style:font-style-asian="normal" style:font-weight-asian="bold" style:font-name-complex="Wingdings1" style:font-family-complex="Wingdings" style:font-family-generic-complex="system" style:font-pitch-complex="variable" style:font-size-complex="8pt" style:font-style-complex="normal" style:font-weight-complex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fo:color="#667dd1" loext:opacity="100%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system" style:font-pitch-complex="variable" style:font-size-complex="10pt" style:font-style-complex="normal" style:font-weight-complex="normal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Times New Roman" fo:font-family="'Times New Roman'" style:font-family-generic="roman" style:font-pitch="variable" fo:font-style="normal" fo:font-weight="normal" style:font-style-asian="normal" style:font-weight-asian="normal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color="#ff0000" loext:opacity="100%" fo:font-size="20pt" style:font-size-asian="20pt" style:font-name-complex="Wingdings1" style:font-family-complex="Wingdings" style:font-family-generic-complex="system" style:font-pitch-complex="variable" style:font-size-complex="20pt"/>
    </style:style>
    <style:style style:name="ListLabel_20_38" style:display-name="ListLabel 38" style:family="text">
      <style:text-properties style:font-name-complex="Wingdings1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color="#667dd1" loext:opacity="100%"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fo:color="#33cccc" loext:opacity="100%" fo:font-size="24pt" fo:font-style="normal" fo:font-weight="bold" style:font-size-asian="24pt" style:font-style-asian="normal" style:font-weight-asian="bold" style:font-name-complex="Wingdings1" style:font-family-complex="Wingdings" style:font-family-generic-complex="system" style:font-pitch-complex="variable" style:font-size-complex="24pt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fo:color="#0000ff" loext:opacity="100%" fo:font-size="20pt" fo:font-style="normal" fo:font-weight="bold" style:font-size-asian="20pt" style:font-style-asian="normal" style:font-weight-asian="bold" style:font-name-complex="Times New Roman1" style:font-family-complex="'Times New Roman'" style:font-family-generic-complex="system" style:font-pitch-complex="variable" style:font-size-complex="20pt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74" style:display-name="ListLabel 74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75" style:display-name="ListLabel 75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76" style:display-name="ListLabel 76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667dd1" loext:opacity="100%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>
      <style:text-properties fo:color="#667dd1" loext:opacity="100%" style:font-name="Arial Narrow" fo:font-family="'Arial Narrow'" style:font-family-generic="roman" style:font-pitch="variable" fo:font-size="14pt" fo:font-style="normal" fo:font-weight="bold" style:font-size-asian="14pt" style:font-style-asian="normal" style:font-weight-asian="bold" style:font-size-complex="14pt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font-size="12pt" style:font-size-asian="12pt" style:font-name-complex="Wingdings1" style:font-family-complex="Wingdings" style:font-family-generic-complex="system" style:font-pitch-complex="variable" style:font-size-complex="12pt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667dd1" loext:opacity="100%" fo:font-size="8pt" fo:font-style="normal" fo:font-weight="bold" style:font-size-asian="8pt" style:font-style-asian="normal" style:font-weight-asian="bold" style:font-name-complex="GillSans1" style:font-family-complex="GillSans" style:font-family-generic-complex="system" style:font-pitch-complex="variable" style:font-size-complex="8pt" style:font-style-complex="normal" style:font-weight-complex="bold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1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1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1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/>
    </style:style>
    <style:style style:name="ListLabel_20_128" style:display-name="ListLabel 128" style:family="text">
      <style:text-properties style:font-name-complex="Courier New1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1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1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/>
    <style:style style:name="ListLabel_20_154" style:display-name="ListLabel 154" style:family="text">
      <style:text-properties fo:font-size="8pt" style:font-size-asian="8pt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/>
    <style:style style:name="ListLabel_20_163" style:display-name="ListLabel 163" style:family="text">
      <style:text-properties fo:font-size="8pt" style:font-size-asian="8pt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>
      <style:text-properties fo:font-size="8pt" style:font-size-asian="8pt"/>
    </style:style>
    <style:style style:name="ListLabel_20_173" style:display-name="ListLabel 173" style:family="text">
      <style:text-properties style:font-name-complex="Courier New1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1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1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>
      <style:text-properties style:use-window-font-color="true" loext:opacity="0%" fo:font-size="8pt" style:font-size-asian="8pt"/>
    </style:style>
    <style:style style:name="ListLabel_20_182" style:display-name="ListLabel 182" style:family="text">
      <style:text-properties style:font-name-complex="Courier New1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1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1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>
      <style:text-properties fo:font-size="8pt" style:font-size-asian="8pt"/>
    </style:style>
    <style:style style:name="ListLabel_20_191" style:display-name="ListLabel 191" style:family="text">
      <style:text-properties style:font-name-complex="Courier New1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1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1" style:font-family-complex="'Courier New'" style:font-family-generic-complex="system" style:font-pitch-complex="variable"/>
    </style:style>
    <style:style style:name="ListLabel_20_198" style:display-name="ListLabel 198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01cm" fo:text-indent="-0.501cm" fo:margin-left="3.101cm"/>
        </style:list-level-properties>
        <style:text-properties style:font-name="Times New Roman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736cm" fo:text-indent="-0.635cm" fo:margin-left="3.736cm"/>
        </style:list-level-properties>
        <style:text-properties style:font-name="Times New Roman2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</text:list-level-style-number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2.997cm" fo:text-indent="-0.762cm" fo:margin-left="2.997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4.14cm" fo:text-indent="-0.889cm" fo:margin-left="3.759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5.41cm" fo:text-indent="-1.143cm" fo:margin-left="4.64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6.045cm" fo:text-indent="-1.397cm" fo:margin-left="5.537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7.315cm" fo:text-indent="-1.651cm" fo:margin-left="6.426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7.95cm" fo:text-indent="-1.905cm" fo:margin-left="7.315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9.22cm" fo:text-indent="-2.159cm" fo:margin-left="8.204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0.49cm" fo:text-indent="-2.54cm" fo:margin-left="9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" style:num-suffix="" text:bullet-char="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Wingdings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1.341cm" fo:margin-left="2.54cm"/>
        </style:list-level-properties>
        <style:text-properties style:font-name="Wingdings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2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" style:num-suffix="" text:bullet-char="">
        <style:list-level-properties text:list-level-position-and-space-mode="label-alignment">
          <style:list-level-label-alignment text:label-followed-by="listtab" text:list-tab-stop-position="2.101cm" fo:text-indent="-1.101cm" fo:margin-left="2.101cm"/>
        </style:list-level-properties>
        <style:text-properties style:font-name="Wingdings2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" style:num-suffix="" text:bullet-char="">
        <style:list-level-properties text:list-level-position-and-space-mode="label-alignment">
          <style:list-level-label-alignment text:label-followed-by="listtab" text:list-tab-stop-position="2.6cm" fo:text-indent="-1cm" fo:margin-left="2.6cm"/>
        </style:list-level-properties>
        <style:text-properties style:font-name="Wingdings2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2.822cm" fo:text-indent="-0.635cm" fo:margin-left="2.822cm"/>
        </style:list-level-properties>
        <style:text-properties style:font-name="Courier New2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092cm" fo:text-indent="-0.635cm" fo:margin-left="4.092cm"/>
        </style:list-level-properties>
        <style:text-properties style:font-name="Wingdings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362cm" fo:text-indent="-0.635cm" fo:margin-left="5.362cm"/>
        </style:list-level-properties>
        <style:text-properties style:font-name="Symbol1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632cm" fo:text-indent="-0.635cm" fo:margin-left="6.632cm"/>
        </style:list-level-properties>
        <style:text-properties style:font-name="Courier New2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902cm" fo:text-indent="-0.635cm" fo:margin-left="7.902cm"/>
        </style:list-level-properties>
        <style:text-properties style:font-name="Wingdings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172cm" fo:text-indent="-0.635cm" fo:margin-left="9.172cm"/>
        </style:list-level-properties>
        <style:text-properties style:font-name="Symbol1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442cm" fo:text-indent="-0.635cm" fo:margin-left="10.442cm"/>
        </style:list-level-properties>
        <style:text-properties style:font-name="Courier New2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712cm" fo:text-indent="-0.635cm" fo:margin-left="11.712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2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41cm" fo:text-indent="-0.318cm" fo:margin-left="5.4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9.22cm" fo:text-indent="-0.318cm" fo:margin-left="9.2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49cm" fo:text-indent="-0.635cm" fo:margin-left="10.4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76cm" fo:text-indent="-0.635cm" fo:margin-left="11.7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3.03cm" fo:text-indent="-0.318cm" fo:margin-left="13.0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" style:num-suffix="" text:bullet-char="">
        <style:list-level-properties text:list-level-position-and-space-mode="label-alignment">
          <style:list-level-label-alignment text:label-followed-by="listtab" text:list-tab-stop-position="2.6cm" fo:text-indent="-0.499cm" fo:margin-left="2.6cm"/>
        </style:list-level-properties>
        <style:text-properties style:font-name="Wingdings2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" style:num-suffix="" text:bullet-char="">
        <style:list-level-properties text:list-level-position-and-space-mode="label-alignment">
          <style:list-level-label-alignment text:label-followed-by="listtab" text:list-tab-stop-position="6.251cm" fo:text-indent="-0.499cm" fo:margin-left="6.251cm"/>
        </style:list-level-properties>
        <style:text-properties style:font-name="Wingdings2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4.791cm" fo:text-indent="-0.635cm" fo:margin-left="4.79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061cm" fo:text-indent="-0.635cm" fo:margin-left="6.061cm"/>
        </style:list-level-properties>
        <style:text-properties style:font-name="Wingdings2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331cm" fo:text-indent="-0.635cm" fo:margin-left="7.331cm"/>
        </style:list-level-properties>
        <style:text-properties style:font-name="Symbol1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text:list-tab-stop-position="8.601cm" fo:text-indent="-0.635cm" fo:margin-left="8.60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9.871cm" fo:text-indent="-0.635cm" fo:margin-left="9.871cm"/>
        </style:list-level-properties>
        <style:text-properties style:font-name="Wingdings2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141cm" fo:text-indent="-0.635cm" fo:margin-left="11.141cm"/>
        </style:list-level-properties>
        <style:text-properties style:font-name="Symbol1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text:list-tab-stop-position="12.411cm" fo:text-indent="-0.635cm" fo:margin-left="12.41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3.681cm" fo:text-indent="-0.635cm" fo:margin-left="13.681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–" style:num-suffix="–" text:bullet-char="–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fo:font-family="GillSan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2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2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1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2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2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1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2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2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2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2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1"/>
      </text:list-level-style-bullet>
      <text:list-level-style-bullet text:level="5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2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2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1"/>
      </text:list-level-style-bullet>
      <text:list-level-style-bullet text:level="8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2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2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751cm" fo:margin-right="0cm" fo:text-indent="0.501cm" style:auto-text-indent="false">
        <style:tab-stops>
          <style:tab-stop style:position="0.751cm"/>
        </style:tab-stops>
      </style:paragraph-properties>
      <style:text-properties style:font-name="Calibri" fo:font-size="9pt" fo:font-style="italic" style:font-size-asian="9pt" style:font-style-asian="italic" style:font-size-complex="9pt"/>
    </style:style>
    <style:style style:name="MP2" style:family="paragraph" style:parent-style-name="Standard">
      <style:paragraph-properties fo:margin-left="0.751cm" fo:margin-right="0cm" fo:text-indent="0.501cm" style:auto-text-indent="false">
        <style:tab-stops>
          <style:tab-stop style:position="0.751cm"/>
        </style:tab-stops>
      </style:paragraph-properties>
    </style:style>
    <style:style style:name="MT1" style:family="text">
      <style:text-properties style:font-name="Calibri" fo:font-size="9pt" fo:font-style="italic" style:font-size-asian="9pt" style:font-style-asian="italic" style:font-size-complex="9pt"/>
    </style:style>
    <style:page-layout style:name="Mpm1">
      <style:page-layout-properties fo:page-width="21.001cm" fo:page-height="29.7cm" style:num-format="1" style:print-orientation="portrait" fo:margin-top="2cm" fo:margin-bottom="1.039cm" fo:margin-left="2cm" fo:margin-right="1.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62cm" fo:margin-left="0cm" fo:margin-right="0cm" fo:margin-top="0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IES de TEIS – Obdulia Vázquez - Curso 2022-23</text:p>
        <text:p text:style-name="MP2"><text:span text:style-name="MT1"><text:tab/><text:tab/></text:span><text:span text:style-name="MT1"><text:page-number text:select-page="current">2</text:page-number></text:span>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Modelo de documento para elaborar materiais</dc:title>
    <meta:initial-creator>Dirección Xeral de Educación, Formación Profesional e Innovación Educativa</meta:initial-creator>
    <meta:editing-cycles>673</meta:editing-cycles>
    <meta:print-date>2023-01-08T22:02:00</meta:print-date>
    <meta:creation-date>2014-11-04T18:46:00</meta:creation-date>
    <dc:date>2023-01-23T10:44:06.797000000</dc:date>
    <meta:editing-duration>P1DT3H55M27S</meta:editing-duration>
    <meta:generator>LibreOffice/7.3.4.2$Windows_X86_64 LibreOffice_project/728fec16bd5f605073805c3c9e7c4212a0120dc5</meta:generator>
    <meta:document-statistic meta:table-count="1" meta:image-count="0" meta:object-count="0" meta:page-count="2" meta:paragraph-count="66" meta:word-count="419" meta:character-count="2386" meta:non-whitespace-character-count="2030"/>
    <meta:user-defined meta:name="AppVersion">16.0000</meta:user-defined>
    <meta:user-defined meta:name="Company">I.E.S. TEIS</meta:user-defined>
    <meta:template xlink:type="simple" xlink:actuate="onRequest" xlink:title="Normal.dotm" xlink:href=""/>
  </office:meta>
</office:document-meta>
</file>